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svg:font-family="Courier" style:font-family-generic="modern" style:font-pitch="fixed"/>
    <style:font-face style:name="Cumberland" svg:font-family="Cumberland" style:font-family-generic="modern" style:font-pitch="fixed"/>
    <style:font-face style:name="courier" svg:font-family="courier" style:font-family-generic="modern" style:font-pitch="fixed"/>
    <style:font-face style:name="Albany1" svg:font-family="Albany" style:font-pitch="variable"/>
    <style:font-face style:name="Andale Sans UI" svg:font-family="'Andale Sans UI'" style:font-pitch="variable"/>
    <style:font-face style:name="Lucidasans" svg:font-family="Lucidasans" style:font-pitch="variable"/>
    <style:font-face style:name="Mincho" svg:font-family="Mincho" style:font-pitch="variable"/>
    <style:font-face style:name="URW Gothic L" svg:font-family="'URW Gothic L'" style:font-pitch="variable"/>
    <style:font-face style:name="Thorndale" svg:font-family="Thorndale" style:font-family-generic="roman" style:font-pitch="variable"/>
    <style:font-face style:name="Albany" svg:font-family="Albany" style:font-family-generic="swiss" style:font-pitch="variable"/>
    <style:font-face style:name="Helvetica" svg:font-family="Helvetica" style:font-family-generic="swiss" style:font-pitch="variable"/>
    <style:font-face style:name="helvetica" svg:font-family="helvetica" style:font-family-generic="swiss" style:font-pitch="variable"/>
  </office:font-face-decls>
  <office:automatic-styles>
    <style:style style:name="Tabelle1" style:family="table">
      <style:table-properties style:width="6.6931in" fo:break-before="page" table:align="margins"/>
    </style:style>
    <style:style style:name="Tabelle1.A" style:family="table-column">
      <style:table-column-properties style:column-width="1.4993in" style:rel-column-width="14683*"/>
    </style:style>
    <style:style style:name="Tabelle1.B" style:family="table-column">
      <style:table-column-properties style:column-width="5.1938in" style:rel-column-width="50852*"/>
    </style:style>
    <style:style style:name="Tabelle1.A1" style:family="table-cell">
      <style:table-cell-properties fo:padding="0.0382in" fo:border-left="0.05pt solid #000000" fo:border-right="none" fo:border-top="0.05pt solid #000000" fo:border-bottom="0.05pt solid #000000"/>
    </style:style>
    <style:style style:name="Tabelle1.B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B2" style:family="table-cell">
      <style:table-cell-properties fo:padding="0.0382in" fo:border-left="0.05pt solid #000000" fo:border-right="0.05pt solid #000000" fo:border-top="none" fo:border-bottom="0.05pt solid #000000"/>
    </style:style>
    <style:style style:name="Tabelle2" style:family="table">
      <style:table-properties style:width="6.6931in" table:align="left"/>
    </style:style>
    <style:style style:name="Tabelle2.A" style:family="table-column">
      <style:table-column-properties style:column-width="1.2306in"/>
    </style:style>
    <style:style style:name="Tabelle2.B" style:family="table-column">
      <style:table-column-properties style:column-width="1.1785in"/>
    </style:style>
    <style:style style:name="Tabelle2.C" style:family="table-column">
      <style:table-column-properties style:column-width="4.284in"/>
    </style:style>
    <style:style style:name="Tabelle2.A1" style:family="table-cell">
      <style:table-cell-properties style:vertical-align="middle" fo:padding="0.0194in" fo:border="none"/>
    </style:style>
    <style:style style:name="P1" style:family="paragraph" style:parent-style-name="Header">
      <style:text-properties style:font-name="helvetica"/>
    </style:style>
    <style:style style:name="P2" style:family="paragraph" style:parent-style-name="Footer">
      <style:text-properties style:font-name="helvetica"/>
    </style:style>
    <style:style style:name="P3" style:family="paragraph" style:parent-style-name="Standard">
      <style:text-properties style:font-name="helvetica" style:text-underline-style="solid" style:text-underline-width="auto" style:text-underline-color="font-color"/>
    </style:style>
    <style:style style:name="P4" style:family="paragraph" style:parent-style-name="Standard">
      <style:paragraph-properties>
        <style:tab-stops/>
      </style:paragraph-properties>
      <style:text-properties style:font-name="helvetica" style:text-underline-style="solid" style:text-underline-width="auto" style:text-underline-color="font-color"/>
    </style:style>
    <style:style style:name="P5" style:family="paragraph" style:parent-style-name="Standard">
      <style:text-properties style:font-name="helvetica" style:text-underline-style="none"/>
    </style:style>
    <style:style style:name="P6" style:family="paragraph" style:parent-style-name="Standard">
      <style:paragraph-properties>
        <style:tab-stops/>
      </style:paragraph-properties>
      <style:text-properties style:font-name="helvetica" style:text-underline-style="none"/>
    </style:style>
    <style:style style:name="P7" style:family="paragraph" style:parent-style-name="Standard">
      <style:paragraph-properties>
        <style:tab-stops/>
      </style:paragraph-properties>
      <style:text-properties style:font-name="helvetica" style:text-underline-style="none" fo:font-weight="bold"/>
    </style:style>
    <style:style style:name="P8" style:family="paragraph" style:parent-style-name="Standard">
      <style:text-properties style:font-name="Courier" style:text-underline-style="none"/>
    </style:style>
    <style:style style:name="P9" style:family="paragraph" style:parent-style-name="Standard">
      <style:paragraph-properties>
        <style:tab-stops/>
      </style:paragraph-properties>
      <style:text-properties style:font-name="Courier" style:text-underline-style="none"/>
    </style:style>
    <style:style style:name="P10" style:family="paragraph" style:parent-style-name="Standard">
      <style:text-properties style:font-name="Courier" style:text-underline-style="solid" style:text-underline-width="auto" style:text-underline-color="font-color"/>
    </style:style>
    <style:style style:name="P11" style:family="paragraph" style:parent-style-name="Standard">
      <style:text-properties style:font-name="Helvetica" style:text-underline-style="none"/>
    </style:style>
    <style:style style:name="P12" style:family="paragraph" style:parent-style-name="Standard">
      <style:paragraph-properties>
        <style:tab-stops/>
      </style:paragraph-properties>
      <style:text-properties style:font-name="Helvetica" style:text-underline-style="none"/>
    </style:style>
    <style:style style:name="P13" style:family="paragraph" style:parent-style-name="Standard">
      <style:paragraph-properties>
        <style:tab-stops/>
      </style:paragraph-properties>
      <style:text-properties style:font-name="courier" style:text-underline-style="none"/>
    </style:style>
    <style:style style:name="P14" style:family="paragraph" style:parent-style-name="Standard">
      <style:paragraph-properties>
        <style:tab-stops/>
      </style:paragraph-properties>
      <style:text-properties style:font-name="courier" fo:font-size="11pt" style:text-underline-style="none" style:font-size-asian="11pt" style:font-size-complex="11pt"/>
    </style:style>
    <style:style style:name="P15" style:family="paragraph" style:parent-style-name="Standard">
      <style:paragraph-properties>
        <style:tab-stops/>
      </style:paragraph-properties>
      <style:text-properties style:font-name="courier" fo:font-size="10.5pt" style:text-underline-style="none" style:font-size-asian="10.5pt" style:font-size-complex="10.5pt"/>
    </style:style>
    <style:style style:name="P16" style:family="paragraph" style:parent-style-name="Standard">
      <style:paragraph-properties>
        <style:tab-stops/>
      </style:paragraph-properties>
      <style:text-properties fo:color="#000000" style:font-name="helvetica" style:text-underline-style="none"/>
    </style:style>
    <style:style style:name="P17" style:family="paragraph" style:parent-style-name="Table_20_Heading">
      <style:text-properties fo:color="#000000" style:font-name="URW Gothic L" fo:font-size="12pt" style:text-underline-style="none" fo:font-weight="normal" style:font-size-asian="12pt" style:font-weight-asian="normal" style:font-size-complex="12pt" style:font-weight-complex="normal"/>
    </style:style>
    <style:style style:name="P18" style:family="paragraph" style:parent-style-name="Table_20_Heading">
      <style:text-properties style:font-name="Albany1"/>
    </style:style>
    <style:style style:name="P19" style:family="paragraph" style:parent-style-name="Table_20_Contents">
      <style:text-properties fo:color="#000000" style:font-name="URW Gothic L" fo:font-size="12pt" style:text-underline-style="none" fo:font-weight="normal" style:font-size-asian="12pt" style:font-weight-asian="normal" style:font-size-complex="12pt" style:font-weight-complex="normal"/>
    </style:style>
    <style:style style:name="P20" style:family="paragraph" style:parent-style-name="Table_20_Contents">
      <style:paragraph-properties fo:text-align="center" style:justify-single-word="false"/>
      <style:text-properties fo:color="#000000" style:font-name="URW Gothic L" fo:font-size="12pt" fo:font-style="italic" style:text-underline-style="none" fo:font-weight="normal" style:font-size-asian="12pt" style:font-style-asian="italic" style:font-weight-asian="normal" style:font-size-complex="12pt" style:font-style-complex="italic" style:font-weight-complex="normal"/>
    </style:style>
    <style:style style:name="P21" style:family="paragraph" style:parent-style-name="Table_20_Contents">
      <style:text-properties style:font-name="Albany1"/>
    </style:style>
    <style:style style:name="P22" style:family="paragraph" style:parent-style-name="Table_20_Contents">
      <style:text-properties style:font-name="Albany1" fo:font-style="italic"/>
    </style:style>
    <style:style style:name="P23" style:family="paragraph" style:parent-style-name="Text_20_body">
      <style:paragraph-properties fo:break-before="page">
        <style:tab-stops/>
      </style:paragraph-properties>
      <style:text-properties style:font-name="courier" style:text-underline-style="none"/>
    </style:style>
    <style:style style:name="P24" style:family="paragraph" style:parent-style-name="Standard">
      <style:paragraph-properties fo:break-before="page">
        <style:tab-stops/>
      </style:paragraph-properties>
      <style:text-properties style:font-name="helvetica" style:text-underline-style="solid" style:text-underline-width="auto" style:text-underline-color="font-color"/>
    </style:style>
    <style:style style:name="P25" style:family="paragraph" style:parent-style-name="Standard">
      <style:paragraph-properties fo:padding="0.0291in" fo:border-left="none" fo:border-right="none" fo:border-top="none" fo:border-bottom="0.06pt solid #000000">
        <style:tab-stops/>
      </style:paragraph-properties>
      <style:text-properties style:font-name="courier" style:text-underline-style="none"/>
    </style:style>
    <style:style style:name="P26" style:family="paragraph" style:parent-style-name="Standard">
      <style:paragraph-properties fo:padding="0.0291in" fo:border-left="none" fo:border-right="none" fo:border-top="none" fo:border-bottom="0.06pt solid #000000">
        <style:tab-stops/>
      </style:paragraph-properties>
      <style:text-properties style:font-name="helvetica" style:text-underline-style="none"/>
    </style:style>
    <style:style style:name="P27" style:family="paragraph" style:parent-style-name="Preformatted_20_Text">
      <style:text-properties fo:color="#000000"/>
    </style:style>
    <style:style style:name="P28" style:family="paragraph" style:parent-style-name="Preformatted_20_Text">
      <style:paragraph-properties>
        <style:tab-stops/>
      </style:paragraph-properties>
      <style:text-properties fo:color="#000000" style:font-name="helvetica" style:text-underline-style="none"/>
    </style:style>
    <style:style style:name="P29" style:family="paragraph" style:parent-style-name="Preformatted_20_Text">
      <style:paragraph-properties fo:margin-top="0in" fo:margin-bottom="0.1965in" style:contextual-spacing="false"/>
      <style:text-properties fo:color="#000000"/>
    </style:style>
    <style:style style:name="P30" style:family="paragraph" style:parent-style-name="Standard" style:list-style-name="L3">
      <style:paragraph-properties>
        <style:tab-stops/>
      </style:paragraph-properties>
      <style:text-properties style:font-name="helvetica" style:text-underline-style="none"/>
    </style:style>
    <style:style style:name="P31" style:family="paragraph" style:parent-style-name="Standard" style:list-style-name="L4">
      <style:paragraph-properties>
        <style:tab-stops/>
      </style:paragraph-properties>
      <style:text-properties style:font-name="helvetica" style:text-underline-style="none"/>
    </style:style>
    <style:style style:name="P32" style:family="paragraph" style:parent-style-name="Standard" style:list-style-name="L5">
      <style:paragraph-properties>
        <style:tab-stops/>
      </style:paragraph-properties>
      <style:text-properties style:font-name="helvetica" style:text-underline-style="none"/>
    </style:style>
    <style:style style:name="P33" style:family="paragraph" style:parent-style-name="Standard" style:list-style-name="L6">
      <style:paragraph-properties>
        <style:tab-stops/>
      </style:paragraph-properties>
      <style:text-properties style:font-name="helvetica" style:text-underline-style="none"/>
    </style:style>
    <style:style style:name="P34" style:family="paragraph" style:parent-style-name="Standard" style:list-style-name="L7">
      <style:paragraph-properties>
        <style:tab-stops/>
      </style:paragraph-properties>
      <style:text-properties style:font-name="helvetica" style:text-underline-style="none"/>
    </style:style>
    <style:style style:name="P35" style:family="paragraph" style:parent-style-name="Standard" style:list-style-name="L8">
      <style:paragraph-properties>
        <style:tab-stops/>
      </style:paragraph-properties>
      <style:text-properties style:font-name="helvetica" style:text-underline-style="none"/>
    </style:style>
    <style:style style:name="P36" style:family="paragraph" style:parent-style-name="Standard" style:list-style-name="L9">
      <style:paragraph-properties>
        <style:tab-stops/>
      </style:paragraph-properties>
      <style:text-properties style:font-name="helvetica" style:text-underline-style="none"/>
    </style:style>
    <style:style style:name="P37" style:family="paragraph" style:parent-style-name="Standard" style:list-style-name="L10">
      <style:paragraph-properties>
        <style:tab-stops/>
      </style:paragraph-properties>
      <style:text-properties style:font-name="helvetica" style:text-underline-style="none"/>
    </style:style>
    <style:style style:name="P38" style:family="paragraph" style:parent-style-name="Standard" style:list-style-name="L11">
      <style:paragraph-properties>
        <style:tab-stops/>
      </style:paragraph-properties>
      <style:text-properties style:font-name="helvetica" style:text-underline-style="none"/>
    </style:style>
    <style:style style:name="P39" style:family="paragraph" style:parent-style-name="Standard" style:list-style-name="L12">
      <style:paragraph-properties>
        <style:tab-stops/>
      </style:paragraph-properties>
      <style:text-properties style:font-name="helvetica" style:text-underline-style="none"/>
    </style:style>
    <style:style style:name="P40" style:family="paragraph" style:parent-style-name="Standard" style:list-style-name="L13">
      <style:paragraph-properties>
        <style:tab-stops/>
      </style:paragraph-properties>
      <style:text-properties style:font-name="helvetica" style:text-underline-style="none"/>
    </style:style>
    <style:style style:name="P41" style:family="paragraph" style:parent-style-name="Standard" style:list-style-name="L14">
      <style:paragraph-properties>
        <style:tab-stops/>
      </style:paragraph-properties>
      <style:text-properties style:font-name="helvetica" style:text-underline-style="none"/>
    </style:style>
    <style:style style:name="P42" style:family="paragraph" style:parent-style-name="Standard" style:list-style-name="L15">
      <style:paragraph-properties>
        <style:tab-stops/>
      </style:paragraph-properties>
      <style:text-properties style:font-name="helvetica" style:text-underline-style="none"/>
    </style:style>
    <style:style style:name="P43" style:family="paragraph" style:parent-style-name="Standard" style:list-style-name="L16">
      <style:paragraph-properties>
        <style:tab-stops/>
      </style:paragraph-properties>
      <style:text-properties style:font-name="helvetica" style:text-underline-style="none"/>
    </style:style>
    <style:style style:name="P44" style:family="paragraph" style:parent-style-name="Standard" style:list-style-name="L17">
      <style:paragraph-properties>
        <style:tab-stops/>
      </style:paragraph-properties>
      <style:text-properties style:font-name="helvetica" style:text-underline-style="none"/>
    </style:style>
    <style:style style:name="P45" style:family="paragraph" style:parent-style-name="Standard" style:list-style-name="L18">
      <style:paragraph-properties>
        <style:tab-stops/>
      </style:paragraph-properties>
      <style:text-properties style:font-name="helvetica" style:text-underline-style="none"/>
    </style:style>
    <style:style style:name="P46" style:family="paragraph" style:parent-style-name="Standard" style:list-style-name="L19">
      <style:paragraph-properties>
        <style:tab-stops/>
      </style:paragraph-properties>
      <style:text-properties style:font-name="helvetica" style:text-underline-style="none"/>
    </style:style>
    <style:style style:name="P47" style:family="paragraph" style:parent-style-name="Standard" style:list-style-name="L20">
      <style:paragraph-properties>
        <style:tab-stops/>
      </style:paragraph-properties>
      <style:text-properties style:font-name="helvetica" style:text-underline-style="none"/>
    </style:style>
    <style:style style:name="P48" style:family="paragraph" style:parent-style-name="Standard" style:list-style-name="L21">
      <style:paragraph-properties>
        <style:tab-stops/>
      </style:paragraph-properties>
      <style:text-properties style:font-name="helvetica" style:text-underline-style="none"/>
    </style:style>
    <style:style style:name="P49" style:family="paragraph" style:parent-style-name="Standard" style:list-style-name="L22">
      <style:paragraph-properties>
        <style:tab-stops/>
      </style:paragraph-properties>
      <style:text-properties style:font-name="helvetica" style:text-underline-style="none"/>
    </style:style>
    <style:style style:name="P50" style:family="paragraph" style:parent-style-name="Standard" style:list-style-name="L23">
      <style:paragraph-properties>
        <style:tab-stops/>
      </style:paragraph-properties>
      <style:text-properties style:font-name="helvetica" style:text-underline-style="none"/>
    </style:style>
    <style:style style:name="P51" style:family="paragraph" style:parent-style-name="Standard" style:list-style-name="L24">
      <style:paragraph-properties>
        <style:tab-stops/>
      </style:paragraph-properties>
      <style:text-properties style:font-name="helvetica" style:text-underline-style="none"/>
    </style:style>
    <style:style style:name="P52" style:family="paragraph" style:parent-style-name="Standard" style:list-style-name="L25">
      <style:paragraph-properties>
        <style:tab-stops/>
      </style:paragraph-properties>
      <style:text-properties style:font-name="helvetica" style:text-underline-style="none"/>
    </style:style>
    <style:style style:name="P53" style:family="paragraph" style:parent-style-name="Standard" style:list-style-name="L21">
      <style:paragraph-properties>
        <style:tab-stops/>
      </style:paragraph-properties>
      <style:text-properties style:font-name="courier" style:text-underline-style="none"/>
    </style:style>
    <style:style style:name="P54" style:family="paragraph" style:parent-style-name="Standard">
      <style:paragraph-properties fo:break-before="page">
        <style:tab-stops>
          <style:tab-stop style:position="1.9882in"/>
        </style:tab-stops>
      </style:paragraph-properties>
      <style:text-properties style:font-name="helvetica" style:text-underline-style="solid" style:text-underline-width="auto" style:text-underline-color="font-color"/>
    </style:style>
    <style:style style:name="T1" style:family="text">
      <style:text-properties style:text-underline-style="solid" style:text-underline-width="auto" style:text-underline-color="font-color"/>
    </style:style>
    <style:style style:name="T2" style:family="text">
      <style:text-properties fo:color="#000000" style:font-name="URW Gothic L" fo:font-size="12pt" style:text-underline-style="none" fo:font-weight="normal" style:font-size-asian="12pt" style:font-weight-asian="normal" style:font-size-complex="12pt" style:font-weight-complex="normal"/>
    </style:style>
    <style:style style:name="T3" style:family="text">
      <style:text-properties style:font-name="Albany1"/>
    </style:style>
    <style:style style:name="T4" style:family="text">
      <style:text-properties style:font-name="Albany1" fo:font-style="italic"/>
    </style:style>
    <style:style style:name="T5" style:family="text">
      <style:text-properties fo:font-style="italic"/>
    </style:style>
    <style:style style:name="T6" style:family="text">
      <style:text-properties style:font-name="courier"/>
    </style:style>
    <style:style style:name="T7" style:family="text">
      <style:text-properties style:font-name="helvetica"/>
    </style:style>
    <style:style style:name="T8" style:family="text">
      <style:text-properties fo:font-weight="bold"/>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left" style:horizontal-rel="paragraph"/>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bullet-char="•">
        <style:list-level-properties text:min-label-width="0.1965in"/>
        <style:text-properties style:font-name="StarSymbol"/>
      </text:list-level-style-bullet>
      <text:list-level-style-bullet text:level="2" text:bullet-char="•">
        <style:list-level-properties text:space-before="0.1965in" text:min-label-width="0.1965in"/>
        <style:text-properties style:font-name="StarSymbol"/>
      </text:list-level-style-bullet>
      <text:list-level-style-bullet text:level="3" text:bullet-char="•">
        <style:list-level-properties text:space-before="0.3933in" text:min-label-width="0.1965in"/>
        <style:text-properties style:font-name="StarSymbol"/>
      </text:list-level-style-bullet>
      <text:list-level-style-bullet text:level="4" text:bullet-char="•">
        <style:list-level-properties text:space-before="0.5898in" text:min-label-width="0.1965in"/>
        <style:text-properties style:font-name="StarSymbol"/>
      </text:list-level-style-bullet>
      <text:list-level-style-bullet text:level="5" text:bullet-char="•">
        <style:list-level-properties text:space-before="0.7862in" text:min-label-width="0.1965in"/>
        <style:text-properties style:font-name="StarSymbol"/>
      </text:list-level-style-bullet>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4">
      <text:list-level-style-bullet text:level="1" text:bullet-char="•">
        <style:list-level-properties text:min-label-width="0.1965in"/>
        <style:text-properties style:font-name="StarSymbol"/>
      </text:list-level-style-bullet>
      <text:list-level-style-bullet text:level="2" text:bullet-char="•">
        <style:list-level-properties text:space-before="0.1965in" text:min-label-width="0.1965in"/>
        <style:text-properties style:font-name="StarSymbol"/>
      </text:list-level-style-bullet>
      <text:list-level-style-bullet text:level="3" text:bullet-char="•">
        <style:list-level-properties text:space-before="0.3933in" text:min-label-width="0.1965in"/>
        <style:text-properties style:font-name="StarSymbol"/>
      </text:list-level-style-bullet>
      <text:list-level-style-bullet text:level="4" text:bullet-char="•">
        <style:list-level-properties text:space-before="0.5898in" text:min-label-width="0.1965in"/>
        <style:text-properties style:font-name="StarSymbol"/>
      </text:list-level-style-bullet>
      <text:list-level-style-bullet text:level="5" text:bullet-char="•">
        <style:list-level-properties text:space-before="0.7862in" text:min-label-width="0.1965in"/>
        <style:text-properties style:font-name="StarSymbol"/>
      </text:list-level-style-bullet>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5">
      <text:list-level-style-bullet text:level="1" text:bullet-char="•">
        <style:list-level-properties text:min-label-width="0.1965in"/>
        <style:text-properties style:font-name="StarSymbol"/>
      </text:list-level-style-bullet>
      <text:list-level-style-bullet text:level="2" text:bullet-char="•">
        <style:list-level-properties text:space-before="0.1965in" text:min-label-width="0.1965in"/>
        <style:text-properties style:font-name="StarSymbol"/>
      </text:list-level-style-bullet>
      <text:list-level-style-bullet text:level="3" text:bullet-char="•">
        <style:list-level-properties text:space-before="0.3933in" text:min-label-width="0.1965in"/>
        <style:text-properties style:font-name="StarSymbol"/>
      </text:list-level-style-bullet>
      <text:list-level-style-bullet text:level="4" text:bullet-char="•">
        <style:list-level-properties text:space-before="0.5898in" text:min-label-width="0.1965in"/>
        <style:text-properties style:font-name="StarSymbol"/>
      </text:list-level-style-bullet>
      <text:list-level-style-bullet text:level="5" text:bullet-char="•">
        <style:list-level-properties text:space-before="0.7862in" text:min-label-width="0.1965in"/>
        <style:text-properties style:font-name="StarSymbol"/>
      </text:list-level-style-bullet>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
      <text:list-level-style-bullet text:level="1" text:bullet-char="•">
        <style:list-level-properties text:min-label-width="0.1965in"/>
        <style:text-properties style:font-name="StarSymbol"/>
      </text:list-level-style-bullet>
      <text:list-level-style-bullet text:level="2" text:bullet-char="•">
        <style:list-level-properties text:space-before="0.1965in" text:min-label-width="0.1965in"/>
        <style:text-properties style:font-name="StarSymbol"/>
      </text:list-level-style-bullet>
      <text:list-level-style-bullet text:level="3" text:bullet-char="•">
        <style:list-level-properties text:space-before="0.3933in" text:min-label-width="0.1965in"/>
        <style:text-properties style:font-name="StarSymbol"/>
      </text:list-level-style-bullet>
      <text:list-level-style-bullet text:level="4" text:bullet-char="•">
        <style:list-level-properties text:space-before="0.5898in" text:min-label-width="0.1965in"/>
        <style:text-properties style:font-name="StarSymbol"/>
      </text:list-level-style-bullet>
      <text:list-level-style-bullet text:level="5" text:bullet-char="•">
        <style:list-level-properties text:space-before="0.7862in" text:min-label-width="0.1965in"/>
        <style:text-properties style:font-name="StarSymbol"/>
      </text:list-level-style-bullet>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7">
      <text:list-level-style-bullet text:level="1" text:bullet-char="•">
        <style:list-level-properties text:min-label-width="0.1965in"/>
        <style:text-properties style:font-name="StarSymbol"/>
      </text:list-level-style-bullet>
      <text:list-level-style-bullet text:level="2" text:bullet-char="•">
        <style:list-level-properties text:space-before="0.1965in" text:min-label-width="0.1965in"/>
        <style:text-properties style:font-name="StarSymbol"/>
      </text:list-level-style-bullet>
      <text:list-level-style-bullet text:level="3" text:bullet-char="•">
        <style:list-level-properties text:space-before="0.3933in" text:min-label-width="0.1965in"/>
        <style:text-properties style:font-name="StarSymbol"/>
      </text:list-level-style-bullet>
      <text:list-level-style-bullet text:level="4" text:bullet-char="•">
        <style:list-level-properties text:space-before="0.5898in" text:min-label-width="0.1965in"/>
        <style:text-properties style:font-name="StarSymbol"/>
      </text:list-level-style-bullet>
      <text:list-level-style-bullet text:level="5" text:bullet-char="•">
        <style:list-level-properties text:space-before="0.7862in" text:min-label-width="0.1965in"/>
        <style:text-properties style:font-name="StarSymbol"/>
      </text:list-level-style-bullet>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8">
      <text:list-level-style-bullet text:level="1" text:bullet-char="•">
        <style:list-level-properties text:min-label-width="0.1965in"/>
        <style:text-properties style:font-name="StarSymbol"/>
      </text:list-level-style-bullet>
      <text:list-level-style-bullet text:level="2" text:bullet-char="•">
        <style:list-level-properties text:space-before="0.1965in" text:min-label-width="0.1965in"/>
        <style:text-properties style:font-name="StarSymbol"/>
      </text:list-level-style-bullet>
      <text:list-level-style-bullet text:level="3" text:bullet-char="•">
        <style:list-level-properties text:space-before="0.3933in" text:min-label-width="0.1965in"/>
        <style:text-properties style:font-name="StarSymbol"/>
      </text:list-level-style-bullet>
      <text:list-level-style-bullet text:level="4" text:bullet-char="•">
        <style:list-level-properties text:space-before="0.5898in" text:min-label-width="0.1965in"/>
        <style:text-properties style:font-name="StarSymbol"/>
      </text:list-level-style-bullet>
      <text:list-level-style-bullet text:level="5" text:bullet-char="•">
        <style:list-level-properties text:space-before="0.7862in" text:min-label-width="0.1965in"/>
        <style:text-properties style:font-name="StarSymbol"/>
      </text:list-level-style-bullet>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9">
      <text:list-level-style-bullet text:level="1" text:bullet-char="•">
        <style:list-level-properties text:min-label-width="0.1965in"/>
        <style:text-properties style:font-name="StarSymbol"/>
      </text:list-level-style-bullet>
      <text:list-level-style-bullet text:level="2" text:bullet-char="•">
        <style:list-level-properties text:space-before="0.1965in" text:min-label-width="0.1965in"/>
        <style:text-properties style:font-name="StarSymbol"/>
      </text:list-level-style-bullet>
      <text:list-level-style-bullet text:level="3" text:bullet-char="•">
        <style:list-level-properties text:space-before="0.3933in" text:min-label-width="0.1965in"/>
        <style:text-properties style:font-name="StarSymbol"/>
      </text:list-level-style-bullet>
      <text:list-level-style-bullet text:level="4" text:bullet-char="•">
        <style:list-level-properties text:space-before="0.5898in" text:min-label-width="0.1965in"/>
        <style:text-properties style:font-name="StarSymbol"/>
      </text:list-level-style-bullet>
      <text:list-level-style-bullet text:level="5" text:bullet-char="•">
        <style:list-level-properties text:space-before="0.7862in" text:min-label-width="0.1965in"/>
        <style:text-properties style:font-name="StarSymbol"/>
      </text:list-level-style-bullet>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0">
      <text:list-level-style-bullet text:level="1" text:bullet-char="•">
        <style:list-level-properties text:min-label-width="0.1965in"/>
        <style:text-properties style:font-name="StarSymbol"/>
      </text:list-level-style-bullet>
      <text:list-level-style-bullet text:level="2" text:bullet-char="•">
        <style:list-level-properties text:space-before="0.1965in" text:min-label-width="0.1965in"/>
        <style:text-properties style:font-name="StarSymbol"/>
      </text:list-level-style-bullet>
      <text:list-level-style-bullet text:level="3" text:bullet-char="•">
        <style:list-level-properties text:space-before="0.3933in" text:min-label-width="0.1965in"/>
        <style:text-properties style:font-name="StarSymbol"/>
      </text:list-level-style-bullet>
      <text:list-level-style-bullet text:level="4" text:bullet-char="•">
        <style:list-level-properties text:space-before="0.5898in" text:min-label-width="0.1965in"/>
        <style:text-properties style:font-name="StarSymbol"/>
      </text:list-level-style-bullet>
      <text:list-level-style-bullet text:level="5" text:bullet-char="•">
        <style:list-level-properties text:space-before="0.7862in" text:min-label-width="0.1965in"/>
        <style:text-properties style:font-name="StarSymbol"/>
      </text:list-level-style-bullet>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1">
      <text:list-level-style-bullet text:level="1" text:bullet-char="•">
        <style:list-level-properties text:min-label-width="0.1965in"/>
        <style:text-properties style:font-name="StarSymbol"/>
      </text:list-level-style-bullet>
      <text:list-level-style-bullet text:level="2" text:bullet-char="•">
        <style:list-level-properties text:space-before="0.1965in" text:min-label-width="0.1965in"/>
        <style:text-properties style:font-name="StarSymbol"/>
      </text:list-level-style-bullet>
      <text:list-level-style-bullet text:level="3" text:bullet-char="•">
        <style:list-level-properties text:space-before="0.3933in" text:min-label-width="0.1965in"/>
        <style:text-properties style:font-name="StarSymbol"/>
      </text:list-level-style-bullet>
      <text:list-level-style-bullet text:level="4" text:bullet-char="•">
        <style:list-level-properties text:space-before="0.5898in" text:min-label-width="0.1965in"/>
        <style:text-properties style:font-name="StarSymbol"/>
      </text:list-level-style-bullet>
      <text:list-level-style-bullet text:level="5" text:bullet-char="•">
        <style:list-level-properties text:space-before="0.7862in" text:min-label-width="0.1965in"/>
        <style:text-properties style:font-name="StarSymbol"/>
      </text:list-level-style-bullet>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
      <text:list-level-style-bullet text:level="1" text:bullet-char="•">
        <style:list-level-properties text:min-label-width="0.1965in"/>
        <style:text-properties style:font-name="StarSymbol"/>
      </text:list-level-style-bullet>
      <text:list-level-style-bullet text:level="2" text:bullet-char="•">
        <style:list-level-properties text:space-before="0.1965in" text:min-label-width="0.1965in"/>
        <style:text-properties style:font-name="StarSymbol"/>
      </text:list-level-style-bullet>
      <text:list-level-style-bullet text:level="3" text:bullet-char="•">
        <style:list-level-properties text:space-before="0.3933in" text:min-label-width="0.1965in"/>
        <style:text-properties style:font-name="StarSymbol"/>
      </text:list-level-style-bullet>
      <text:list-level-style-bullet text:level="4" text:bullet-char="•">
        <style:list-level-properties text:space-before="0.5898in" text:min-label-width="0.1965in"/>
        <style:text-properties style:font-name="StarSymbol"/>
      </text:list-level-style-bullet>
      <text:list-level-style-bullet text:level="5" text:bullet-char="•">
        <style:list-level-properties text:space-before="0.7862in" text:min-label-width="0.1965in"/>
        <style:text-properties style:font-name="StarSymbol"/>
      </text:list-level-style-bullet>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3">
      <text:list-level-style-bullet text:level="1" text:bullet-char="•">
        <style:list-level-properties text:min-label-width="0.1965in"/>
        <style:text-properties style:font-name="StarSymbol"/>
      </text:list-level-style-bullet>
      <text:list-level-style-bullet text:level="2" text:bullet-char="•">
        <style:list-level-properties text:space-before="0.1965in" text:min-label-width="0.1965in"/>
        <style:text-properties style:font-name="StarSymbol"/>
      </text:list-level-style-bullet>
      <text:list-level-style-bullet text:level="3" text:bullet-char="•">
        <style:list-level-properties text:space-before="0.3933in" text:min-label-width="0.1965in"/>
        <style:text-properties style:font-name="StarSymbol"/>
      </text:list-level-style-bullet>
      <text:list-level-style-bullet text:level="4" text:bullet-char="•">
        <style:list-level-properties text:space-before="0.5898in" text:min-label-width="0.1965in"/>
        <style:text-properties style:font-name="StarSymbol"/>
      </text:list-level-style-bullet>
      <text:list-level-style-bullet text:level="5" text:bullet-char="•">
        <style:list-level-properties text:space-before="0.7862in" text:min-label-width="0.1965in"/>
        <style:text-properties style:font-name="StarSymbol"/>
      </text:list-level-style-bullet>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4">
      <text:list-level-style-bullet text:level="1" text:bullet-char="•">
        <style:list-level-properties text:min-label-width="0.1965in"/>
        <style:text-properties style:font-name="StarSymbol"/>
      </text:list-level-style-bullet>
      <text:list-level-style-bullet text:level="2" text:bullet-char="•">
        <style:list-level-properties text:space-before="0.1965in" text:min-label-width="0.1965in"/>
        <style:text-properties style:font-name="StarSymbol"/>
      </text:list-level-style-bullet>
      <text:list-level-style-bullet text:level="3" text:bullet-char="•">
        <style:list-level-properties text:space-before="0.3933in" text:min-label-width="0.1965in"/>
        <style:text-properties style:font-name="StarSymbol"/>
      </text:list-level-style-bullet>
      <text:list-level-style-bullet text:level="4" text:bullet-char="•">
        <style:list-level-properties text:space-before="0.5898in" text:min-label-width="0.1965in"/>
        <style:text-properties style:font-name="StarSymbol"/>
      </text:list-level-style-bullet>
      <text:list-level-style-bullet text:level="5" text:bullet-char="•">
        <style:list-level-properties text:space-before="0.7862in" text:min-label-width="0.1965in"/>
        <style:text-properties style:font-name="StarSymbol"/>
      </text:list-level-style-bullet>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5">
      <text:list-level-style-bullet text:level="1" text:bullet-char="•">
        <style:list-level-properties text:min-label-width="0.1965in"/>
        <style:text-properties style:font-name="StarSymbol"/>
      </text:list-level-style-bullet>
      <text:list-level-style-bullet text:level="2" text:bullet-char="•">
        <style:list-level-properties text:space-before="0.1965in" text:min-label-width="0.1965in"/>
        <style:text-properties style:font-name="StarSymbol"/>
      </text:list-level-style-bullet>
      <text:list-level-style-bullet text:level="3" text:bullet-char="•">
        <style:list-level-properties text:space-before="0.3933in" text:min-label-width="0.1965in"/>
        <style:text-properties style:font-name="StarSymbol"/>
      </text:list-level-style-bullet>
      <text:list-level-style-bullet text:level="4" text:bullet-char="•">
        <style:list-level-properties text:space-before="0.5898in" text:min-label-width="0.1965in"/>
        <style:text-properties style:font-name="StarSymbol"/>
      </text:list-level-style-bullet>
      <text:list-level-style-bullet text:level="5" text:bullet-char="•">
        <style:list-level-properties text:space-before="0.7862in" text:min-label-width="0.1965in"/>
        <style:text-properties style:font-name="StarSymbol"/>
      </text:list-level-style-bullet>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6">
      <text:list-level-style-bullet text:level="1" text:bullet-char="•">
        <style:list-level-properties text:min-label-width="0.1965in"/>
        <style:text-properties style:font-name="StarSymbol"/>
      </text:list-level-style-bullet>
      <text:list-level-style-bullet text:level="2" text:bullet-char="•">
        <style:list-level-properties text:space-before="0.1965in" text:min-label-width="0.1965in"/>
        <style:text-properties style:font-name="StarSymbol"/>
      </text:list-level-style-bullet>
      <text:list-level-style-bullet text:level="3" text:bullet-char="•">
        <style:list-level-properties text:space-before="0.3933in" text:min-label-width="0.1965in"/>
        <style:text-properties style:font-name="StarSymbol"/>
      </text:list-level-style-bullet>
      <text:list-level-style-bullet text:level="4" text:bullet-char="•">
        <style:list-level-properties text:space-before="0.5898in" text:min-label-width="0.1965in"/>
        <style:text-properties style:font-name="StarSymbol"/>
      </text:list-level-style-bullet>
      <text:list-level-style-bullet text:level="5" text:bullet-char="•">
        <style:list-level-properties text:space-before="0.7862in" text:min-label-width="0.1965in"/>
        <style:text-properties style:font-name="StarSymbol"/>
      </text:list-level-style-bullet>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7">
      <text:list-level-style-bullet text:level="1" text:bullet-char="•">
        <style:list-level-properties text:min-label-width="0.1965in"/>
        <style:text-properties style:font-name="StarSymbol"/>
      </text:list-level-style-bullet>
      <text:list-level-style-bullet text:level="2" text:bullet-char="•">
        <style:list-level-properties text:space-before="0.1965in" text:min-label-width="0.1965in"/>
        <style:text-properties style:font-name="StarSymbol"/>
      </text:list-level-style-bullet>
      <text:list-level-style-bullet text:level="3" text:bullet-char="•">
        <style:list-level-properties text:space-before="0.3933in" text:min-label-width="0.1965in"/>
        <style:text-properties style:font-name="StarSymbol"/>
      </text:list-level-style-bullet>
      <text:list-level-style-bullet text:level="4" text:bullet-char="•">
        <style:list-level-properties text:space-before="0.5898in" text:min-label-width="0.1965in"/>
        <style:text-properties style:font-name="StarSymbol"/>
      </text:list-level-style-bullet>
      <text:list-level-style-bullet text:level="5" text:bullet-char="•">
        <style:list-level-properties text:space-before="0.7862in" text:min-label-width="0.1965in"/>
        <style:text-properties style:font-name="StarSymbol"/>
      </text:list-level-style-bullet>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8">
      <text:list-level-style-bullet text:level="1" text:bullet-char="•">
        <style:list-level-properties text:min-label-width="0.1965in"/>
        <style:text-properties style:font-name="StarSymbol"/>
      </text:list-level-style-bullet>
      <text:list-level-style-bullet text:level="2" text:bullet-char="•">
        <style:list-level-properties text:space-before="0.1965in" text:min-label-width="0.1965in"/>
        <style:text-properties style:font-name="StarSymbol"/>
      </text:list-level-style-bullet>
      <text:list-level-style-bullet text:level="3" text:bullet-char="•">
        <style:list-level-properties text:space-before="0.3933in" text:min-label-width="0.1965in"/>
        <style:text-properties style:font-name="StarSymbol"/>
      </text:list-level-style-bullet>
      <text:list-level-style-bullet text:level="4" text:bullet-char="•">
        <style:list-level-properties text:space-before="0.5898in" text:min-label-width="0.1965in"/>
        <style:text-properties style:font-name="StarSymbol"/>
      </text:list-level-style-bullet>
      <text:list-level-style-bullet text:level="5" text:bullet-char="•">
        <style:list-level-properties text:space-before="0.7862in" text:min-label-width="0.1965in"/>
        <style:text-properties style:font-name="StarSymbol"/>
      </text:list-level-style-bullet>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9">
      <text:list-level-style-bullet text:level="1" text:bullet-char="•">
        <style:list-level-properties text:min-label-width="0.1965in"/>
        <style:text-properties style:font-name="StarSymbol"/>
      </text:list-level-style-bullet>
      <text:list-level-style-bullet text:level="2" text:bullet-char="•">
        <style:list-level-properties text:space-before="0.1965in" text:min-label-width="0.1965in"/>
        <style:text-properties style:font-name="StarSymbol"/>
      </text:list-level-style-bullet>
      <text:list-level-style-bullet text:level="3" text:bullet-char="•">
        <style:list-level-properties text:space-before="0.3933in" text:min-label-width="0.1965in"/>
        <style:text-properties style:font-name="StarSymbol"/>
      </text:list-level-style-bullet>
      <text:list-level-style-bullet text:level="4" text:bullet-char="•">
        <style:list-level-properties text:space-before="0.5898in" text:min-label-width="0.1965in"/>
        <style:text-properties style:font-name="StarSymbol"/>
      </text:list-level-style-bullet>
      <text:list-level-style-bullet text:level="5" text:bullet-char="•">
        <style:list-level-properties text:space-before="0.7862in" text:min-label-width="0.1965in"/>
        <style:text-properties style:font-name="StarSymbol"/>
      </text:list-level-style-bullet>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0">
      <text:list-level-style-bullet text:level="1" text:bullet-char="•">
        <style:list-level-properties text:min-label-width="0.1965in"/>
        <style:text-properties style:font-name="StarSymbol"/>
      </text:list-level-style-bullet>
      <text:list-level-style-bullet text:level="2" text:bullet-char="•">
        <style:list-level-properties text:space-before="0.1965in" text:min-label-width="0.1965in"/>
        <style:text-properties style:font-name="StarSymbol"/>
      </text:list-level-style-bullet>
      <text:list-level-style-bullet text:level="3" text:bullet-char="•">
        <style:list-level-properties text:space-before="0.3933in" text:min-label-width="0.1965in"/>
        <style:text-properties style:font-name="StarSymbol"/>
      </text:list-level-style-bullet>
      <text:list-level-style-bullet text:level="4" text:bullet-char="•">
        <style:list-level-properties text:space-before="0.5898in" text:min-label-width="0.1965in"/>
        <style:text-properties style:font-name="StarSymbol"/>
      </text:list-level-style-bullet>
      <text:list-level-style-bullet text:level="5" text:bullet-char="•">
        <style:list-level-properties text:space-before="0.7862in" text:min-label-width="0.1965in"/>
        <style:text-properties style:font-name="StarSymbol"/>
      </text:list-level-style-bullet>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1">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65in" text:min-label-width="0.1965in"/>
        <style:text-properties style:font-name="StarSymbol"/>
      </text:list-level-style-bullet>
      <text:list-level-style-bullet text:level="3" text:style-name="Bullet_20_Symbols" text:bullet-char="●">
        <style:list-level-properties text:space-before="0.3933in" text:min-label-width="0.1965in"/>
        <style:text-properties style:font-name="StarSymbol"/>
      </text:list-level-style-bullet>
      <text:list-level-style-bullet text:level="4" text:style-name="Bullet_20_Symbols" text:bullet-char="●">
        <style:list-level-properties text:space-before="0.5898in" text:min-label-width="0.1965in"/>
        <style:text-properties style:font-name="StarSymbol"/>
      </text:list-level-style-bullet>
      <text:list-level-style-bullet text:level="5" text:style-name="Bullet_20_Symbols" text:bullet-char="●">
        <style:list-level-properties text:space-before="0.7862in" text:min-label-width="0.1965in"/>
        <style:text-properties style:font-name="StarSymbol"/>
      </text:list-level-style-bullet>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2">
      <text:list-level-style-bullet text:level="1" text:bullet-char="•">
        <style:list-level-properties text:min-label-width="0.1965in"/>
        <style:text-properties style:font-name="StarSymbol"/>
      </text:list-level-style-bullet>
      <text:list-level-style-bullet text:level="2" text:bullet-char="•">
        <style:list-level-properties text:space-before="0.1965in" text:min-label-width="0.1965in"/>
        <style:text-properties style:font-name="StarSymbol"/>
      </text:list-level-style-bullet>
      <text:list-level-style-bullet text:level="3" text:bullet-char="•">
        <style:list-level-properties text:space-before="0.3933in" text:min-label-width="0.1965in"/>
        <style:text-properties style:font-name="StarSymbol"/>
      </text:list-level-style-bullet>
      <text:list-level-style-bullet text:level="4" text:bullet-char="•">
        <style:list-level-properties text:space-before="0.5898in" text:min-label-width="0.1965in"/>
        <style:text-properties style:font-name="StarSymbol"/>
      </text:list-level-style-bullet>
      <text:list-level-style-bullet text:level="5" text:bullet-char="•">
        <style:list-level-properties text:space-before="0.7862in" text:min-label-width="0.1965in"/>
        <style:text-properties style:font-name="StarSymbol"/>
      </text:list-level-style-bullet>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3">
      <text:list-level-style-bullet text:level="1" text:bullet-char="•">
        <style:list-level-properties text:min-label-width="0.1965in"/>
        <style:text-properties style:font-name="StarSymbol"/>
      </text:list-level-style-bullet>
      <text:list-level-style-bullet text:level="2" text:bullet-char="•">
        <style:list-level-properties text:space-before="0.1965in" text:min-label-width="0.1965in"/>
        <style:text-properties style:font-name="StarSymbol"/>
      </text:list-level-style-bullet>
      <text:list-level-style-bullet text:level="3" text:bullet-char="•">
        <style:list-level-properties text:space-before="0.3933in" text:min-label-width="0.1965in"/>
        <style:text-properties style:font-name="StarSymbol"/>
      </text:list-level-style-bullet>
      <text:list-level-style-bullet text:level="4" text:bullet-char="•">
        <style:list-level-properties text:space-before="0.5898in" text:min-label-width="0.1965in"/>
        <style:text-properties style:font-name="StarSymbol"/>
      </text:list-level-style-bullet>
      <text:list-level-style-bullet text:level="5" text:bullet-char="•">
        <style:list-level-properties text:space-before="0.7862in" text:min-label-width="0.1965in"/>
        <style:text-properties style:font-name="StarSymbol"/>
      </text:list-level-style-bullet>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4">
      <text:list-level-style-bullet text:level="1" text:bullet-char="•">
        <style:list-level-properties text:min-label-width="0.1965in"/>
        <style:text-properties style:font-name="StarSymbol"/>
      </text:list-level-style-bullet>
      <text:list-level-style-bullet text:level="2" text:bullet-char="•">
        <style:list-level-properties text:space-before="0.1965in" text:min-label-width="0.1965in"/>
        <style:text-properties style:font-name="StarSymbol"/>
      </text:list-level-style-bullet>
      <text:list-level-style-bullet text:level="3" text:bullet-char="•">
        <style:list-level-properties text:space-before="0.3933in" text:min-label-width="0.1965in"/>
        <style:text-properties style:font-name="StarSymbol"/>
      </text:list-level-style-bullet>
      <text:list-level-style-bullet text:level="4" text:bullet-char="•">
        <style:list-level-properties text:space-before="0.5898in" text:min-label-width="0.1965in"/>
        <style:text-properties style:font-name="StarSymbol"/>
      </text:list-level-style-bullet>
      <text:list-level-style-bullet text:level="5" text:bullet-char="•">
        <style:list-level-properties text:space-before="0.7862in" text:min-label-width="0.1965in"/>
        <style:text-properties style:font-name="StarSymbol"/>
      </text:list-level-style-bullet>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5">
      <text:list-level-style-bullet text:level="1" text:bullet-char="•">
        <style:list-level-properties text:min-label-width="0.1965in"/>
        <style:text-properties style:font-name="StarSymbol"/>
      </text:list-level-style-bullet>
      <text:list-level-style-bullet text:level="2" text:bullet-char="•">
        <style:list-level-properties text:space-before="0.1965in" text:min-label-width="0.1965in"/>
        <style:text-properties style:font-name="StarSymbol"/>
      </text:list-level-style-bullet>
      <text:list-level-style-bullet text:level="3" text:bullet-char="•">
        <style:list-level-properties text:space-before="0.3933in" text:min-label-width="0.1965in"/>
        <style:text-properties style:font-name="StarSymbol"/>
      </text:list-level-style-bullet>
      <text:list-level-style-bullet text:level="4" text:bullet-char="•">
        <style:list-level-properties text:space-before="0.5898in" text:min-label-width="0.1965in"/>
        <style:text-properties style:font-name="StarSymbol"/>
      </text:list-level-style-bullet>
      <text:list-level-style-bullet text:level="5" text:bullet-char="•">
        <style:list-level-properties text:space-before="0.7862in" text:min-label-width="0.1965in"/>
        <style:text-properties style:font-name="StarSymbol"/>
      </text:list-level-style-bullet>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style:style style:name="gr1" style:family="graphic">
      <style:graphic-properties draw:stroke="solid" svg:stroke-color="#000000" draw:fill="none" draw:fill-color="#ffffff" fo:min-height="0.651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ttp://www.primaprogramm.de/downloads/stilhandbuch.pdf</text:p>
      <text:p text:style-name="P3"/>
      <text:p text:style-name="P3">http://www.cplusplus.com/reference</text:p>
      <text:p text:style-name="P3"/>
      <text:p text:style-name="P3">Streams</text:p>
      <text:p text:style-name="P3"/>
      <text:p text:style-name="P3">Includes und Namespaces</text:p>
      <text:p text:style-name="P5"/>
      <text:p text:style-name="P5">Die standardisierten C++ -Includefiles arbeiten mit Namespaces. Sie werden ohne .h angegeben.</text:p>
      <text:p text:style-name="P5"/>
      <text:p text:style-name="P8">#include &lt;iostream&gt;</text:p>
      <text:p text:style-name="P5"/>
      <text:p text:style-name="P5">Die darin vereinbarten Namen gehören zum <text:span text:style-name="T1">Namensraum</text:span> std und müssen nun qualifiziert angegeben werden. Darunter versteht man die Angabe von <text:span text:style-name="T1">Namensraum ':' Identifier</text:span>. <text:s/>Um Schreibarbeit zu sparen, können durch Angabe von <text:span text:style-name="T1">using</text:span> mehrere Namensräume geöffnet werden. Bezeichner dieser Namensräume können nun einfach verwendet werden. </text:p>
      <text:p text:style-name="P5"/>
      <text:p text:style-name="P8">using namespace std;</text:p>
      <text:p text:style-name="P8"/>
      <text:p text:style-name="P5">Ohne Nutzung von using namespace müssen alle Namen der Bibliothek voll qualifiziert werden.</text:p>
      <text:p text:style-name="P5"/>
      <text:p text:style-name="P5">z.B.:</text:p>
      <text:p text:style-name="P8">std::cout</text:p>
      <text:p text:style-name="P8"/>
      <text:p text:style-name="P5">Eigene Namespaces können realisiert werden:</text:p>
      <text:p text:style-name="P8">namespace Student</text:p>
      <text:p text:style-name="P8">{</text:p>
      <text:p text:style-name="P8"><text:s text:c="2"/>int <text:s text:c="3"/>Anzahl;</text:p>
      <text:p text:style-name="P8"><text:s text:c="2"/>double Durchschnitt;</text:p>
      <text:p text:style-name="P8">}</text:p>
      <text:p text:style-name="P10"/>
      <text:p text:style-name="P11">Namespaces werden auf Fileebene eingerichtet, nicht innerhalb von Klassen oder Funktionen, sie sind global.</text:p>
      <text:p text:style-name="P11">Namespaces können geschachtelt werden.</text:p>
      <text:p text:style-name="P11">Aliasnamen können innerhalb von Funktionen und Klassen zugewiesen werden:</text:p>
      <text:p text:style-name="P8">namespace A=Student;</text:p>
      <text:p text:style-name="P11"/>
      <text:p text:style-name="P11">Es können auch die Old-Style-Includes verwendet werden:</text:p>
      <text:p text:style-name="P8">#include &lt;stdio.h&gt;</text:p>
      <text:p text:style-name="P11">Vom Compiler in diesem Falle erzeugte Fehlermeldungen können mit geeigneten Compileroptionen unterdrückt werden.</text:p>
      <text:p text:style-name="P11"/>
      <text:p text:style-name="P11">C-Includefiles kennen keine Namespaces. Aus C++ -Programmen werden C-Includes wie folgt realisiert:</text:p>
      <text:p text:style-name="P8"><text:soft-page-break/>#include &lt;cstdlib&gt;</text:p>
      <text:p text:style-name="P11"/>
      <text:p text:style-name="P3">Outputstreams</text:p>
      <text:p text:style-name="P5"/>
      <text:list xml:id="list711829698858593619" text:style-name="L3">
        <text:list-item>
          <text:p text:style-name="P30">Konzept vollständig in C++ realisiert</text:p>
        </text:list-item>
        <text:list-item>
          <text:p text:style-name="P30">Ausgabekanäle</text:p>
        </text:list-item>
        <text:list-item>
          <text:p text:style-name="P30">cerr Fehlerstream</text:p>
        </text:list-item>
        <text:list-item>
          <text:p text:style-name="P30">cout Standardausgabestream</text:p>
        </text:list-item>
        <text:list-item>
          <text:p text:style-name="P30">Ausgabe erfolgt gepuffert</text:p>
        </text:list-item>
        <text:list-item>
          <text:p text:style-name="P30">Ausgabe über den <text:span text:style-name="T1">insertion-</text:span>Operator &lt;&lt; </text:p>
        </text:list-item>
        <text:list-item>
          <text:p text:style-name="P30">Formatierung über Manipulatoren</text:p>
        </text:list-item>
      </text:list>
      <text:p text:style-name="P6"/>
      <text:p text:style-name="P13">cout&lt;&lt;"Hello World";</text:p>
      <text:p text:style-name="P13">cout&lt;&lt; 123;</text:p>
      <text:p text:style-name="P13"/>
      <text:p text:style-name="P13">int i;</text:p>
      <text:p text:style-name="P13">cout&lt;&lt; "the Value of i:" &lt;&lt; i &lt;&lt;'\n';</text:p>
      <text:p text:style-name="P13"/>
      <text:p text:style-name="P13"/>
      <text:p text:style-name="P13">//Manipulatoren:</text:p>
      <text:p text:style-name="P13"/>
      <text:p text:style-name="P13">// Diese Angaben bleiben bis zur nächsten Einstellung gültig.</text:p>
      <text:p text:style-name="P13">cout&lt;&lt; “hex:“ &lt;&lt; hex &lt;&lt; i &lt;&lt; '\n' // Ausgabe als Hexadezimalwert</text:p>
      <text:p text:style-name="P13"><text:s text:c="4"/>&lt;&lt; “oct:“ &lt;&lt; oct &lt;&lt; i &lt;&lt; '\n' // Ausgabe als Octalwert</text:p>
      <text:p text:style-name="P13"><text:s text:c="4"/>&lt;&lt; “dec:“ &lt;&lt; dec &lt;&lt; i &lt;&lt; '\n';// Ausgabe als Dezimalwert</text:p>
      <text:p text:style-name="P13"/>
      <text:p text:style-name="P13">// Alle anderen beziehen sich auf die jeweils naechste Ausgabe.</text:p>
      <text:p text:style-name="P13">cout&lt;&lt; setw(n) &lt;&lt; i &lt;&lt; '\n'; // Ausgabe erfolgt in der laenge n</text:p>
      <text:p text:style-name="P13">cout&lt;&lt; setfill('*') &lt;&lt; ... <text:s text:c="2"/>// Fuellzeichen einstellen</text:p>
      <text:p text:style-name="P13">cout&lt;&lt; setprecision(4)&lt;&lt;... <text:s/>// Ausgabe von max. 4 Stellen nach .</text:p>
      <text:p text:style-name="P13"/>
      <text:p text:style-name="P13"/>
      <text:p text:style-name="P12">Ausgabe mit Manipulatoren:</text:p>
      <text:p text:style-name="P13"/>
      <text:p text:style-name="P13">#include &lt;iostream&gt;</text:p>
      <text:p text:style-name="P13">#include &lt;iomanip&gt;</text:p>
      <text:p text:style-name="P13">#include &lt;cstdlib&gt;</text:p>
      <text:p text:style-name="P13"/>
      <text:p text:style-name="P13">using namespace std;</text:p>
      <text:p text:style-name="P13"/>
      <text:p text:style-name="P13"><draw:frame draw:style-name="fr1" draw:name="Rahmen2" text:anchor-type="paragraph" svg:x="3.378in" svg:y="0.1134in" svg:width="3.2839in" draw:z-index="0"><draw:text-box fo:min-height="1.4189in"><text:p text:style-name="P13"/><text:p text:style-name="P14">beck@ipc76:~/TESTCPP&gt; g++ t1.cpp</text:p><text:p text:style-name="P14">beck@ipc76:~/TESTCPP&gt; ./a.out 12</text:p><text:p text:style-name="P14">___12 gebratene Enten</text:p><text:p text:style-name="P14">beck@ipc76:~/TESTCPP</text:p><text:p text:style-name="P14"/></draw:text-box></draw:frame>int main(int argc, char* argv[])</text:p>
      <text:p text:style-name="P13">{</text:p>
      <text:p text:style-name="P13"><text:s text:c="2"/>int i=atoi(argv[1]);</text:p>
      <text:p text:style-name="P13"><text:s text:c="2"/>cout &lt;&lt; setw(5) </text:p>
      <text:p text:style-name="P13"><text:s text:c="7"/>&lt;&lt; setfill('_') </text:p>
      <text:p text:style-name="P13"><text:s text:c="7"/>&lt;&lt; i </text:p>
      <text:p text:style-name="P13"><text:s text:c="7"/>&lt;&lt; " gebratene Enten" </text:p>
      <text:p text:style-name="P13"><text:s text:c="7"/>&lt;&lt; endl;</text:p>
      <text:p text:style-name="P13"><text:soft-page-break/><text:s text:c="2"/>return 0;</text:p>
      <text:p text:style-name="P13">}</text:p>
      <text:p text:style-name="P13"/>
      <text:p text:style-name="P13"><draw:frame draw:style-name="fr2" draw:name="Rahmen1" text:anchor-type="paragraph" svg:width="5.9634in" draw:z-index="3"><draw:text-box fo:min-height="0.7929in"><text:p text:style-name="Frame_20_contents"><text:s text:c="2"/>cout&lt;&lt;uppercase&lt;&lt;"Hans"&lt;&lt;' '&lt;&lt;hex&lt;&lt;12&lt;&lt;endl;</text:p><text:p text:style-name="Frame_20_contents">----&gt; Hans C</text:p></draw:text-box></draw:frame></text:p>
      <table:table table:name="Tabelle1" table:style-name="Tabelle1">
        <table:table-column table:style-name="Tabelle1.A"/>
        <table:table-column table:style-name="Tabelle1.B"/>
        <table:table-header-rows>
          <table:table-row>
            <table:table-cell table:style-name="Tabelle1.A1" office:value-type="string">
              <text:p text:style-name="P17">Manipulatoren</text:p>
            </table:table-cell>
            <table:table-cell table:style-name="Tabelle1.B1" office:value-type="string">
              <text:p text:style-name="P17"/>
            </table:table-cell>
          </table:table-row>
        </table:table-header-rows>
        <table:table-row>
          <table:table-cell table:style-name="Tabelle1.A2" office:value-type="string">
            <text:p text:style-name="Table_20_Contents"><text:a xlink:type="simple" xlink:href="http://www.cplusplus.com/reference/iostream/manipulators/boolalpha.html"><text:span text:style-name="T2">(no)boolalpha</text:span></text:a></text:p>
          </table:table-cell>
          <table:table-cell table:style-name="Tabelle1.B2" office:value-type="string">
            <text:p text:style-name="P19">Alphanumerical bool values </text:p>
          </table:table-cell>
        </table:table-row>
        <table:table-row>
          <table:table-cell table:style-name="Tabelle1.A2" office:value-type="string">
            <text:p text:style-name="Table_20_Contents"><text:a xlink:type="simple" xlink:href="http://www.cplusplus.com/reference/iostream/manipulators/showbase.html"><text:span text:style-name="T2">(no)showbase</text:span></text:a></text:p>
          </table:table-cell>
          <table:table-cell table:style-name="Tabelle1.B2" office:value-type="string">
            <text:p text:style-name="P19">Show numerical base prefixes </text:p>
          </table:table-cell>
        </table:table-row>
        <table:table-row>
          <table:table-cell table:style-name="Tabelle1.A2" office:value-type="string">
            <text:p text:style-name="Table_20_Contents"><text:a xlink:type="simple" xlink:href="http://www.cplusplus.com/reference/iostream/manipulators/showpoint.html"><text:span text:style-name="T2">(no)showpoint</text:span></text:a></text:p>
          </table:table-cell>
          <table:table-cell table:style-name="Tabelle1.B2" office:value-type="string">
            <text:p text:style-name="P19">Show decimal point </text:p>
          </table:table-cell>
        </table:table-row>
        <table:table-row>
          <table:table-cell table:style-name="Tabelle1.A2" office:value-type="string">
            <text:p text:style-name="Table_20_Contents"><text:a xlink:type="simple" xlink:href="http://www.cplusplus.com/reference/iostream/manipulators/showpos.html"><text:span text:style-name="T2">(no)showpos</text:span></text:a></text:p>
          </table:table-cell>
          <table:table-cell table:style-name="Tabelle1.B2" office:value-type="string">
            <text:p text:style-name="P19">Show positive signs </text:p>
          </table:table-cell>
        </table:table-row>
        <table:table-row>
          <table:table-cell table:style-name="Tabelle1.A2" office:value-type="string">
            <text:p text:style-name="Table_20_Contents"><text:a xlink:type="simple" xlink:href="http://www.cplusplus.com/reference/iostream/manipulators/skipws.html"><text:span text:style-name="T2">(no)skipws</text:span></text:a></text:p>
          </table:table-cell>
          <table:table-cell table:style-name="Tabelle1.B2" office:value-type="string">
            <text:p text:style-name="P19">Skip whitespaces </text:p>
          </table:table-cell>
        </table:table-row>
        <table:table-row>
          <table:table-cell table:style-name="Tabelle1.A2" office:value-type="string">
            <text:p text:style-name="Table_20_Contents"><text:a xlink:type="simple" xlink:href="http://www.cplusplus.com/reference/iostream/manipulators/unitbuf.html"><text:span text:style-name="T2">(no)unitbuf</text:span></text:a></text:p>
          </table:table-cell>
          <table:table-cell table:style-name="Tabelle1.B2" office:value-type="string">
            <text:p text:style-name="P19">Flush buffer after insertions </text:p>
          </table:table-cell>
        </table:table-row>
        <table:table-row>
          <table:table-cell table:style-name="Tabelle1.A2" office:value-type="string">
            <text:p text:style-name="Table_20_Contents"><text:a xlink:type="simple" xlink:href="http://www.cplusplus.com/reference/iostream/manipulators/uppercase.html"><text:span text:style-name="T2">(no)uppercase</text:span></text:a></text:p>
          </table:table-cell>
          <table:table-cell table:style-name="Tabelle1.B2" office:value-type="string">
            <text:p text:style-name="P19">Generate upper-case letters </text:p>
          </table:table-cell>
        </table:table-row>
        <table:table-row>
          <table:table-cell table:style-name="Tabelle1.A2" office:value-type="string">
            <text:p text:style-name="P19">dec</text:p>
          </table:table-cell>
          <table:table-cell table:style-name="Tabelle1.B2" office:value-type="string">
            <text:p text:style-name="P19">Use decimal base</text:p>
          </table:table-cell>
        </table:table-row>
        <table:table-row>
          <table:table-cell table:style-name="Tabelle1.A2" office:value-type="string">
            <text:p text:style-name="P19">hex</text:p>
          </table:table-cell>
          <table:table-cell table:style-name="Tabelle1.B2" office:value-type="string">
            <text:p text:style-name="P19">Use hexadecimal base</text:p>
          </table:table-cell>
        </table:table-row>
        <table:table-row>
          <table:table-cell table:style-name="Tabelle1.A2" office:value-type="string">
            <text:p text:style-name="P19">oct</text:p>
          </table:table-cell>
          <table:table-cell table:style-name="Tabelle1.B2" office:value-type="string">
            <text:p text:style-name="P19">Use octal base</text:p>
          </table:table-cell>
        </table:table-row>
        <table:table-row>
          <table:table-cell table:style-name="Tabelle1.A2" office:value-type="string">
            <text:p text:style-name="Table_20_Contents"><text:a xlink:type="simple" xlink:href="http://www.cplusplus.com/reference/iostream/manipulators/fixed.html"><text:span text:style-name="T2">fixed</text:span></text:a></text:p>
          </table:table-cell>
          <table:table-cell table:style-name="Tabelle1.B2" office:value-type="string">
            <text:p text:style-name="P19">Use fixed-point notation </text:p>
          </table:table-cell>
        </table:table-row>
        <table:table-row>
          <table:table-cell table:style-name="Tabelle1.A2" office:value-type="string">
            <text:p text:style-name="Table_20_Contents"><text:a xlink:type="simple" xlink:href="http://www.cplusplus.com/reference/iostream/manipulators/scientific.html"><text:span text:style-name="T2">scientific</text:span></text:a></text:p>
          </table:table-cell>
          <table:table-cell table:style-name="Tabelle1.B2" office:value-type="string">
            <text:p text:style-name="P19">Use scientific notation</text:p>
          </table:table-cell>
        </table:table-row>
        <table:table-row>
          <table:table-cell table:style-name="Tabelle1.A2" office:value-type="string">
            <text:p text:style-name="P19">internal</text:p>
          </table:table-cell>
          <table:table-cell table:style-name="Tabelle1.B2" office:value-type="string">
            <text:p text:style-name="P19">Adjust field by inserting characters at an internal position</text:p>
          </table:table-cell>
        </table:table-row>
        <table:table-row>
          <table:table-cell table:style-name="Tabelle1.A2" office:value-type="string">
            <text:p text:style-name="P19">left</text:p>
          </table:table-cell>
          <table:table-cell table:style-name="Tabelle1.B2" office:value-type="string">
            <text:p text:style-name="P19">Adjust output to the left</text:p>
          </table:table-cell>
        </table:table-row>
        <table:table-row>
          <table:table-cell table:style-name="Tabelle1.A2" office:value-type="string">
            <text:p text:style-name="P19">right</text:p>
          </table:table-cell>
          <table:table-cell table:style-name="Tabelle1.B2" office:value-type="string">
            <text:p text:style-name="P19">Adjust output to the right</text:p>
          </table:table-cell>
        </table:table-row>
        <table:table-row>
          <table:table-cell table:style-name="Tabelle1.A2" office:value-type="string">
            <text:p text:style-name="Table_20_Contents"><text:a xlink:type="simple" xlink:href="http://www.cplusplus.com/reference/iostream/manipulators/setiosflags.html"><text:span text:style-name="T2">setiosflags</text:span></text:a></text:p>
          </table:table-cell>
          <table:table-cell table:style-name="Tabelle1.B2" office:value-type="string">
            <text:p text:style-name="P19">Set format flags(flags)</text:p>
          </table:table-cell>
        </table:table-row>
        <table:table-row>
          <table:table-cell table:style-name="Tabelle1.A2" office:value-type="string">
            <text:p text:style-name="Table_20_Contents"><text:a xlink:type="simple" xlink:href="http://www.cplusplus.com/reference/iostream/manipulators/setiosflags.html"><text:span text:style-name="T2">resetiosflags</text:span></text:a></text:p>
          </table:table-cell>
          <table:table-cell table:style-name="Tabelle1.B2" office:value-type="string">
            <text:p text:style-name="P19">reset format flags(flags)</text:p>
          </table:table-cell>
        </table:table-row>
        <table:table-row>
          <table:table-cell table:style-name="Tabelle1.A2" office:value-type="string">
            <text:p text:style-name="Table_20_Contents"><text:a xlink:type="simple" xlink:href="http://www.cplusplus.com/reference/iostream/manipulators/setbase.html"><text:span text:style-name="T2">setbase</text:span></text:a></text:p>
          </table:table-cell>
          <table:table-cell table:style-name="Tabelle1.B2" office:value-type="string">
            <text:p text:style-name="P19">Set basefield flag (base)</text:p>
          </table:table-cell>
        </table:table-row>
        <table:table-row>
          <table:table-cell table:style-name="Tabelle1.A2" office:value-type="string">
            <text:p text:style-name="P19">setfill</text:p>
          </table:table-cell>
          <table:table-cell table:style-name="Tabelle1.B2" office:value-type="string">
            <text:p text:style-name="P19">Set fill character (fillchar)</text:p>
          </table:table-cell>
        </table:table-row>
        <table:table-row>
          <table:table-cell table:style-name="Tabelle1.A2" office:value-type="string">
            <text:p text:style-name="P19">setprecision</text:p>
          </table:table-cell>
          <table:table-cell table:style-name="Tabelle1.B2" office:value-type="string">
            <text:p text:style-name="P19">Set decimal precision (n)</text:p>
          </table:table-cell>
        </table:table-row>
        <table:table-row>
          <table:table-cell table:style-name="Tabelle1.A2" office:value-type="string">
            <text:p text:style-name="P19">setw</text:p>
          </table:table-cell>
          <table:table-cell table:style-name="Tabelle1.B2" office:value-type="string">
            <text:p text:style-name="P19">Set field width(n)</text:p>
          </table:table-cell>
        </table:table-row>
        <table:table-row>
          <table:table-cell table:style-name="Tabelle1.A2" office:value-type="string">
            <text:p text:style-name="P20">Output</text:p>
          </table:table-cell>
          <table:table-cell table:style-name="Tabelle1.B2" office:value-type="string">
            <text:p text:style-name="P19"/>
          </table:table-cell>
        </table:table-row>
        <table:table-row>
          <table:table-cell table:style-name="Tabelle1.A2" office:value-type="string">
            <text:p text:style-name="P19">Endl</text:p>
          </table:table-cell>
          <table:table-cell table:style-name="Tabelle1.B2" office:value-type="string">
            <text:p text:style-name="P19">Insert newline and flush</text:p>
          </table:table-cell>
        </table:table-row>
        <table:table-row>
          <table:table-cell table:style-name="Tabelle1.A2" office:value-type="string">
            <text:p text:style-name="P19">ends</text:p>
          </table:table-cell>
          <table:table-cell table:style-name="Tabelle1.B2" office:value-type="string">
            <text:p text:style-name="P19">Insert null character </text:p>
          </table:table-cell>
        </table:table-row>
        <table:table-row>
          <table:table-cell table:style-name="Tabelle1.A2" office:value-type="string">
            <text:p text:style-name="P19">flush</text:p>
          </table:table-cell>
          <table:table-cell table:style-name="Tabelle1.B2" office:value-type="string">
            <text:p text:style-name="P19">Flush stream buffer </text:p>
          </table:table-cell>
        </table:table-row>
        <table:table-row>
          <table:table-cell table:style-name="Tabelle1.A2" office:value-type="string">
            <text:p text:style-name="P20">Input</text:p>
          </table:table-cell>
          <table:table-cell table:style-name="Tabelle1.B2" office:value-type="string">
            <text:p text:style-name="P19"/>
          </table:table-cell>
        </table:table-row>
        <table:table-row>
          <table:table-cell table:style-name="Tabelle1.A2" office:value-type="string">
            <text:p text:style-name="P19">ws</text:p>
          </table:table-cell>
          <table:table-cell table:style-name="Tabelle1.B2" office:value-type="string">
            <text:p text:style-name="P19">Extract whitespaces (führende spaces überlesen)</text:p>
          </table:table-cell>
        </table:table-row>
      </table:table>
      <text:p text:style-name="P13"/>
      <text:p text:style-name="P23"/>
      <text:p text:style-name="Text_20_body"/>
      <table:table table:name="Tabelle2" table:style-name="Tabelle2">
        <table:table-column table:style-name="Tabelle2.A"/>
        <table:table-column table:style-name="Tabelle2.B"/>
        <table:table-column table:style-name="Tabelle2.C"/>
        <table:table-row>
          <table:table-cell table:style-name="Tabelle2.A1" office:value-type="string">
            <text:p text:style-name="P18">field</text:p>
          </table:table-cell>
          <table:table-cell table:style-name="Tabelle2.A1" office:value-type="string">
            <text:p text:style-name="P18">member constant</text:p>
          </table:table-cell>
          <table:table-cell table:style-name="Tabelle2.A1" office:value-type="string">
            <text:p text:style-name="P18">effect when set</text:p>
          </table:table-cell>
        </table:table-row>
        <table:table-row>
          <table:table-cell table:style-name="Tabelle2.A1" office:value-type="string">
            <text:p text:style-name="P22">independent flags</text:p>
          </table:table-cell>
          <table:table-cell table:number-columns-spanned="2">
            <table:table table:is-sub-table="true">
              <table:table-column table:style-name="Tabelle2.B"/>
              <table:table-column table:style-name="Tabelle2.C"/>
              <table:table-row>
                <table:table-cell table:style-name="Tabelle2.A1" office:value-type="string">
                  <text:p text:style-name="Table_20_Contents"><text:span text:style-name="Teletype"><text:span text:style-name="T3">boolalpha</text:span></text:span></text:p>
                </table:table-cell>
                <table:table-cell table:style-name="Tabelle2.A1" office:value-type="string">
                  <text:p text:style-name="Table_20_Contents"><text:span text:style-name="T3">read/write bool elements as alphabetic strings (</text:span><text:span text:style-name="Teletype"><text:span text:style-name="T3">true</text:span></text:span><text:span text:style-name="T3"> and </text:span><text:span text:style-name="Teletype"><text:span text:style-name="T3">false</text:span></text:span><text:span text:style-name="T3">).</text:span></text:p>
                </table:table-cell>
              </table:table-row>
              <table:table-row>
                <table:table-cell table:style-name="Tabelle2.A1" office:value-type="string">
                  <text:p text:style-name="Table_20_Contents"><text:span text:style-name="Teletype"><text:span text:style-name="T3">showbase</text:span></text:span></text:p>
                </table:table-cell>
                <table:table-cell table:style-name="Tabelle2.A1" office:value-type="string">
                  <text:p text:style-name="P21">write integral values preceded by their corresponding numeric base prefix.</text:p>
                </table:table-cell>
              </table:table-row>
              <table:table-row>
                <table:table-cell table:style-name="Tabelle2.A1" office:value-type="string">
                  <text:p text:style-name="Table_20_Contents"><text:span text:style-name="Teletype"><text:span text:style-name="T3">showpoint</text:span></text:span></text:p>
                </table:table-cell>
                <table:table-cell table:style-name="Tabelle2.A1" office:value-type="string">
                  <text:p text:style-name="P21">write floating-point values including always the decimal point.</text:p>
                </table:table-cell>
              </table:table-row>
              <table:table-row>
                <table:table-cell table:style-name="Tabelle2.A1" office:value-type="string">
                  <text:p text:style-name="Table_20_Contents"><text:span text:style-name="Teletype"><text:span text:style-name="T3">showpos</text:span></text:span></text:p>
                </table:table-cell>
                <table:table-cell table:style-name="Tabelle2.A1" office:value-type="string">
                  <text:p text:style-name="P21">write non-negative numerical values preceded by a plus sign (+).</text:p>
                </table:table-cell>
              </table:table-row>
              <table:table-row>
                <table:table-cell table:style-name="Tabelle2.A1" office:value-type="string">
                  <text:p text:style-name="Table_20_Contents"><text:span text:style-name="Teletype"><text:span text:style-name="T3">skipws</text:span></text:span></text:p>
                </table:table-cell>
                <table:table-cell table:style-name="Tabelle2.A1" office:value-type="string">
                  <text:p text:style-name="P21">skip leading whitespaces on certain input operations.</text:p>
                </table:table-cell>
              </table:table-row>
              <table:table-row>
                <table:table-cell table:style-name="Tabelle2.A1" office:value-type="string">
                  <text:p text:style-name="Table_20_Contents"><text:span text:style-name="Teletype"><text:span text:style-name="T3">unitbuf</text:span></text:span></text:p>
                </table:table-cell>
                <table:table-cell table:style-name="Tabelle2.A1" office:value-type="string">
                  <text:p text:style-name="P21">flush output after each inserting operation.</text:p>
                </table:table-cell>
              </table:table-row>
              <table:table-row>
                <table:table-cell table:style-name="Tabelle2.A1" office:value-type="string">
                  <text:p text:style-name="Table_20_Contents"><text:span text:style-name="Teletype"><text:span text:style-name="T3">uppercase</text:span></text:span></text:p>
                </table:table-cell>
                <table:table-cell table:style-name="Tabelle2.A1" office:value-type="string">
                  <text:p text:style-name="P21">write uppercase letters replacing lowercase letters in certain insertion operations.</text:p>
                </table:table-cell>
              </table:table-row>
            </table:table>
          </table:table-cell>
          <table:covered-table-cell/>
        </table:table-row>
        <table:table-row>
          <table:table-cell table:style-name="Tabelle2.A1" office:value-type="string">
            <text:p text:style-name="Table_20_Contents"><text:span text:style-name="T4">numerical base</text:span><text:span text:style-name="T3"> <text:line-break/>(</text:span><text:span text:style-name="Teletype"><text:span text:style-name="T3">basefield</text:span></text:span><text:span text:style-name="T3">)</text:span></text:p>
          </table:table-cell>
          <table:table-cell table:number-columns-spanned="2">
            <table:table table:is-sub-table="true">
              <table:table-column table:style-name="Tabelle2.B"/>
              <table:table-column table:style-name="Tabelle2.C"/>
              <table:table-row>
                <table:table-cell table:style-name="Tabelle2.A1" office:value-type="string">
                  <text:p text:style-name="Table_20_Contents"><text:span text:style-name="Teletype"><text:span text:style-name="T3">dec</text:span></text:span></text:p>
                </table:table-cell>
                <table:table-cell table:style-name="Tabelle2.A1" office:value-type="string">
                  <text:p text:style-name="P21">read/write integral values using decimal base format.</text:p>
                </table:table-cell>
              </table:table-row>
              <table:table-row>
                <table:table-cell table:style-name="Tabelle2.A1" office:value-type="string">
                  <text:p text:style-name="Table_20_Contents"><text:span text:style-name="Teletype"><text:span text:style-name="T3">hex</text:span></text:span></text:p>
                </table:table-cell>
                <table:table-cell table:style-name="Tabelle2.A1" office:value-type="string">
                  <text:p text:style-name="P21">read/write integral values using hexadecimal base format.</text:p>
                </table:table-cell>
              </table:table-row>
              <table:table-row>
                <table:table-cell table:style-name="Tabelle2.A1" office:value-type="string">
                  <text:p text:style-name="Table_20_Contents"><text:span text:style-name="Teletype"><text:span text:style-name="T3">oct</text:span></text:span></text:p>
                </table:table-cell>
                <table:table-cell table:style-name="Tabelle2.A1" office:value-type="string">
                  <text:p text:style-name="P21">read/write integral values using octal base format.</text:p>
                </table:table-cell>
              </table:table-row>
            </table:table>
          </table:table-cell>
          <table:covered-table-cell/>
        </table:table-row>
        <table:table-row>
          <table:table-cell table:style-name="Tabelle2.A1" office:value-type="string">
            <text:p text:style-name="Table_20_Contents"><text:span text:style-name="T4">float format</text:span><text:span text:style-name="T3"> <text:line-break/>(</text:span><text:span text:style-name="Teletype"><text:span text:style-name="T3">floatfield</text:span></text:span><text:span text:style-name="T3">)</text:span></text:p>
          </table:table-cell>
          <table:table-cell table:number-columns-spanned="2">
            <table:table table:is-sub-table="true">
              <table:table-column table:style-name="Tabelle2.B"/>
              <table:table-column table:style-name="Tabelle2.C"/>
              <table:table-row>
                <table:table-cell table:style-name="Tabelle2.A1" office:value-type="string">
                  <text:p text:style-name="Table_20_Contents"><text:span text:style-name="Teletype"><text:span text:style-name="T3">fixed</text:span></text:span></text:p>
                </table:table-cell>
                <table:table-cell table:style-name="Tabelle2.A1" office:value-type="string">
                  <text:p text:style-name="P21">write floating point values in fixed-point notation.</text:p>
                </table:table-cell>
              </table:table-row>
              <table:table-row>
                <table:table-cell table:style-name="Tabelle2.A1" office:value-type="string">
                  <text:p text:style-name="Table_20_Contents"><text:span text:style-name="Teletype"><text:span text:style-name="T3">scientific</text:span></text:span></text:p>
                </table:table-cell>
                <table:table-cell table:style-name="Tabelle2.A1" office:value-type="string">
                  <text:p text:style-name="P21">write floating-point values in scientific notation.</text:p>
                </table:table-cell>
              </table:table-row>
            </table:table>
          </table:table-cell>
          <table:covered-table-cell/>
        </table:table-row>
        <table:table-row>
          <table:table-cell table:style-name="Tabelle2.A1" office:value-type="string">
            <text:p text:style-name="Table_20_Contents"><text:span text:style-name="T4">adjustment</text:span><text:span text:style-name="T3"> <text:line-break/>(</text:span><text:span text:style-name="Teletype"><text:span text:style-name="T3">adjustfield</text:span></text:span><text:span text:style-name="T3">)</text:span></text:p>
          </table:table-cell>
          <table:table-cell table:number-columns-spanned="2">
            <table:table table:is-sub-table="true">
              <table:table-column table:style-name="Tabelle2.B"/>
              <table:table-column table:style-name="Tabelle2.C"/>
              <table:table-row>
                <table:table-cell table:style-name="Tabelle2.A1" office:value-type="string">
                  <text:p text:style-name="Table_20_Contents"><text:span text:style-name="Teletype"><text:span text:style-name="T3">internal</text:span></text:span></text:p>
                </table:table-cell>
                <table:table-cell table:style-name="Tabelle2.A1" office:value-type="string">
                  <text:p text:style-name="P21">the output is padded to the <text:span text:style-name="T5">field width</text:span> by inserting <text:span text:style-name="T5">fill characters</text:span> at a specified internal point.</text:p>
                </table:table-cell>
              </table:table-row>
              <table:table-row>
                <table:table-cell table:style-name="Tabelle2.A1" office:value-type="string">
                  <text:p text:style-name="Table_20_Contents"><text:span text:style-name="Teletype"><text:span text:style-name="T3">left</text:span></text:span></text:p>
                </table:table-cell>
                <table:table-cell table:style-name="Tabelle2.A1" office:value-type="string">
                  <text:p text:style-name="P21">the output is padded to the <text:span text:style-name="T5">field width</text:span> appending <text:span text:style-name="T5">fill characters</text:span> at the end.</text:p>
                </table:table-cell>
              </table:table-row>
              <table:table-row>
                <table:table-cell table:style-name="Tabelle2.A1" office:value-type="string">
                  <text:p text:style-name="Table_20_Contents"><text:span text:style-name="Teletype"><text:span text:style-name="T3">right</text:span></text:span></text:p>
                </table:table-cell>
                <table:table-cell table:style-name="Tabelle2.A1" office:value-type="string">
                  <text:p text:style-name="P21">the output is padded to the <text:span text:style-name="T5">field width</text:span> by inserting <text:span text:style-name="T5">fill characters</text:span> at the beginning. </text:p>
                </table:table-cell>
              </table:table-row>
            </table:table>
          </table:table-cell>
          <table:covered-table-cell/>
        </table:table-row>
      </table:table>
      <text:p text:style-name="P13"><draw:frame draw:style-name="fr1" draw:name="Rahmen3" text:anchor-type="paragraph" svg:x="3.1098in" svg:y="3.5799in" svg:width="3.7098in" draw:z-index="1"><draw:text-box fo:min-height="5.0583in"><text:p text:style-name="P13">#include &lt;iostream&gt;</text:p><text:p text:style-name="P13">#include &lt;iomanip&gt;</text:p><text:p text:style-name="P13">#include &lt;cstdlib&gt;</text:p><text:p text:style-name="P13"/><text:p text:style-name="P13">using namespace std;</text:p><text:p text:style-name="P13"/><text:p text:style-name="P13">int main()</text:p><text:p text:style-name="P13">{</text:p><text:p text:style-name="P13"><text:s text:c="2"/>char davor[8]="xxxxxxx";</text:p><text:p text:style-name="P13"><text:s text:c="2"/>char Name[8];</text:p><text:p text:style-name="P13"><text:s text:c="2"/>char danach[8]="yyyyyyy";</text:p><text:p text:style-name="P13"><text:s text:c="2"/>cout&lt;&lt;"Enter a Name:";</text:p><text:p text:style-name="P13"><text:s text:c="2"/>cin &gt;&gt; Name;</text:p><text:p text:style-name="P13"><text:s text:c="2"/>cout&lt;&lt;"Name was "&lt;&lt;Name <text:s/>&lt;&lt; endl;</text:p><text:p text:style-name="P13"><text:s text:c="2"/>cout&lt;&lt;"davor : "&lt;&lt; davor &lt;&lt; endl;</text:p><text:p text:style-name="P13"><text:s text:c="2"/>cout&lt;&lt;"danach: "&lt;&lt; danach&lt;&lt; endl;</text:p><text:p text:style-name="P13"><text:s text:c="2"/></text:p><text:p text:style-name="P13"><text:s text:c="2"/>return 0;</text:p><text:p text:style-name="P13">}</text:p><text:p text:style-name="P13"/><text:p text:style-name="P13">./a.out </text:p><text:p text:style-name="P13">Enter a Name:1234567890ABCDE </text:p><text:p text:style-name="P13">Name was 1234567890ABCDE </text:p><text:p text:style-name="P13">davor : 90ABCDE </text:p><text:p text:style-name="P13">danach: yyyyyyy </text:p></draw:text-box></draw:frame></text:p>
      <text:p text:style-name="P24">Inputstreams</text:p>
      <text:p text:style-name="P6"/>
      <text:list xml:id="list3102772574786465264" text:style-name="L4">
        <text:list-item>
          <text:p text:style-name="P31">Eingabe über die Standardeingabe</text:p>
        </text:list-item>
        <text:list-item>
          <text:p text:style-name="P31">Eingabe erfolgt über den <text:span text:style-name="T1">extraction</text:span>-Operator &gt;&gt; </text:p>
        </text:list-item>
        <text:list-item>
          <text:p text:style-name="P31">Die Zielvariable wird immer ohne <text:s/>Adressoperator angegeben (nicht nur <text:s/>bei Arrays)</text:p>
        </text:list-item>
      </text:list>
      <text:p text:style-name="P6"/>
      <text:p text:style-name="P6">Beispiel:</text:p>
      <text:p text:style-name="P13"/>
      <text:p text:style-name="P13">#include &lt;iostream&gt;</text:p>
      <text:p text:style-name="P13">#include &lt;iomanip&gt;</text:p>
      <text:p text:style-name="P13">#include &lt;cstdlib&gt;</text:p>
      <text:p text:style-name="P13"/>
      <text:p text:style-name="P13">using namespace std;</text:p>
      <text:p text:style-name="P13"/>
      <text:p text:style-name="P13">int main()</text:p>
      <text:p text:style-name="P13">{</text:p>
      <text:p text:style-name="P13"><text:s text:c="2"/>char Name[20];</text:p>
      <text:p text:style-name="P13"><text:s text:c="2"/>cout&lt;&lt;"Enter a Name:";</text:p>
      <text:p text:style-name="P13"><text:s text:c="2"/>cin&gt;&gt; Name;</text:p>
      <text:p text:style-name="P13"><text:s text:c="2"/>cout&lt;&lt;"Name was " </text:p>
      <text:p text:style-name="P13"><text:s text:c="6"/>&lt;&lt;Name&lt;&lt;'\n';</text:p>
      <text:p text:style-name="P13"><text:s text:c="2"/>return 0;</text:p>
      <text:p text:style-name="P13">}</text:p>
      <text:p text:style-name="P13"/>
      <text:list xml:id="list4172829385061566095" text:style-name="L5">
        <text:list-item>
          <text:p text:style-name="P32">Bei der Eingabe kann es zum Überschreiben von Speicherbereichen kommen, wenn mehr Zeichen eingegeben werden, als das Eingabefeld lang ist.</text:p>
        </text:list-item>
        <text:list-item>
          <text:p text:style-name="P32">Bei Eingabe eines einzelnen Zeichens wird der Tastaturpuffer uUst. nicht geleert.</text:p>
        </text:list-item>
        <text:list-item>
          <text:p text:style-name="P32">White Spaces werden zur Trennung der einzelnen Eingaben benutzt. Ausweg: Nutzung der Methode <text:s/>get oder getline</text:p>
        </text:list-item>
        <text:list-item>
          <text:p text:style-name="P32">get entfernt dabei das '\n' nicht, für Texteingabe ist die Verwendung von getline empfehlenswert.</text:p>
        </text:list-item>
      </text:list>
      <text:p text:style-name="P13"/>
      <text:p text:style-name="P13"/>
      <text:p text:style-name="P4">Prototypen</text:p>
      <text:p text:style-name="P6"/>
      <text:list xml:id="list6236710013134826963" text:style-name="L6">
        <text:list-item>
          <text:p text:style-name="P33">Jede <text:s/>Funktion, die vor ihrer <text:s/>Definition verwendet wird, muss durch einen Prototyp deklariert werden.</text:p>
        </text:list-item>
        <text:list-item>
          <text:p text:style-name="P33">Parameterlisten im alten C Stil ohne Typangabe sind nicht erlaubt.</text:p>
        </text:list-item>
        <text:list-item>
          <text:p text:style-name="P33">Funktionen mit variablen Argumentlisten sind nicht erlaubt.</text:p>
        </text:list-item>
      </text:list>
      <text:p text:style-name="P6"/>
      <text:p text:style-name="P6"/>
      <text:p text:style-name="P24">Default Funktionswerte</text:p>
      <text:p text:style-name="P6"/>
      <text:list xml:id="list2686182833140094825" text:style-name="L7">
        <text:list-item>
          <text:p text:style-name="P34">Parameter <text:s/>in Parameterlisten können <text:s/>Initialisierungen enthalten.</text:p>
        </text:list-item>
        <text:list-item>
          <text:p text:style-name="P34">Initialisierungen in Parameterlisten stellen <text:s/>Defaultwerte dar</text:p>
        </text:list-item>
        <text:list-item>
          <text:p text:style-name="P34">Funktionen können somit mit weniger Argumenten aufgerufen werden, als die Funktion Parameter hat. Dabei können Parameter von rechts nach links weggelassen werden.</text:p>
        </text:list-item>
      </text:list>
      <text:p text:style-name="P6"/>
      <text:p text:style-name="P6">Beispiel:</text:p>
      <text:p text:style-name="P6"/>
      <text:p text:style-name="P13">void myFunc(int i=5, double d=1.234)</text:p>
      <text:p text:style-name="P13">{</text:p>
      <text:p text:style-name="P13"><text:s text:c="2"/>. . .</text:p>
      <text:p text:style-name="P13">}</text:p>
      <text:p text:style-name="P13"/>
      <text:list xml:id="list2639732200545990665" text:style-name="L8">
        <text:list-item>
          <text:p text:style-name="P35">Defaultargumente werden entweder im Prototyp oder <text:s/>im Funktionskopf der Funktionsdefinition angegeben. Es ist unzulässig, Defaultargumente an beiden Stellen anzugeben.</text:p>
        </text:list-item>
      </text:list>
      <text:p text:style-name="P6"/>
      <text:p text:style-name="P13">#include &lt;iostream&gt;</text:p>
      <text:p text:style-name="P13">using namespace std;</text:p>
      <text:p text:style-name="P13"/>
      <text:p text:style-name="P13">void myFunc(int i=5, double d=1.234 )</text:p>
      <text:p text:style-name="P13">{</text:p>
      <text:p text:style-name="P13"><text:s text:c="2"/>cout&lt;&lt; i&lt;&lt;'\n' &lt;&lt; d &lt;&lt; '\n';</text:p>
      <text:p text:style-name="P13"/>
      <text:p text:style-name="P13">}</text:p>
      <text:p text:style-name="P13"/>
      <text:p text:style-name="P13">int main()</text:p>
      <text:p text:style-name="P13">{</text:p>
      <text:p text:style-name="P13"><text:s text:c="2"/>myFunc(10,999.99);</text:p>
      <text:p text:style-name="P13"><text:s text:c="2"/>myFunc(10);</text:p>
      <text:p text:style-name="P13"><text:s text:c="2"/>myFunc();</text:p>
      <text:p text:style-name="P13"><text:s text:c="2"/>return 0;</text:p>
      <text:p text:style-name="P13">}</text:p>
      <text:p text:style-name="P13"/>
      <text:p text:style-name="P13"/>
      <text:p text:style-name="P4">Variablendefinitionen</text:p>
      <text:p text:style-name="P6"/>
      <text:list xml:id="list1274751626304044226" text:style-name="L9">
        <text:list-item>
          <text:p text:style-name="P36">Variablen können an beliebiger Stelle innerhalb von Blöcken platziert <text:s/>werden, nicht nur am Blockanfang, wie in C.</text:p>
        </text:list-item>
        <text:list-item>
          <text:p text:style-name="P36">Innerhalb der for-Anweisung ist die Vereinbarung von Variablen <text:s/>interessant.</text:p>
        </text:list-item>
        <text:list-item>
          <text:p text:style-name="P36">(Innerhalb von Blöcken, die den Anweisungsteil von Schleifen bilden, ist die Vereinbarung von Variablen nicht sinnvoll.)</text:p>
        </text:list-item>
        <text:list-item>
          <text:p text:style-name="P36">Gültigkeitsbereich der Variablen beachten !!</text:p>
        </text:list-item>
      </text:list>
      <text:p text:style-name="P6"><draw:frame text:anchor-type="paragraph" draw:z-index="4" draw:style-name="gr1" svg:width="2.6398in" svg:height="0.6516in" svg:x="3.6236in" svg:y="0.1382in"><draw:text-box><text:p>In c:</text:p><text:p>-std=c99 oder gnu99 </text:p></draw:text-box></draw:frame></text:p>
      <text:p text:style-name="P13">for (int i=0; i&lt;N; i++)</text:p>
      <text:p text:style-name="P13">{</text:p>
      <text:p text:style-name="P13"><text:soft-page-break/><text:s text:c="2"/>. . .</text:p>
      <text:p text:style-name="P13">}</text:p>
      <text:p text:style-name="P13"/>
      <text:p text:style-name="P13">i ist ausschließlich in der For-Anweisung gültig !! (getestet)</text:p>
      <text:p text:style-name="P6"/>
      <text:p text:style-name="P4"/>
      <text:p text:style-name="P4">Überladen von Funktionen</text:p>
      <text:p text:style-name="P6"/>
      <text:list xml:id="list2676059630124380998" text:style-name="L10">
        <text:list-item>
          <text:p text:style-name="P37">In C müssen gleiche Funktionen für <text:s/>verschiedene <text:s/>Datentypen vom Programmierer unterschieden werden <text:s/>zB. unsigned int abs (int); <text:s/>unsigned long labs (long); ...</text:p>
        </text:list-item>
        <text:list-item>
          <text:p text:style-name="P37">C++ gestattet es, Funktionen mit gleichem Namen, die sich aber in der Parameterliste unterscheiden müssen, in einem Gültigkeitsbereich zu vereinbaren. In Java spricht man davon, dass die Funktionen verschiedene Signaturen haben müssen. Der Returntyp beeinflusst in C++ die „Signatur“ der Funktionen nicht.</text:p>
        </text:list-item>
      </text:list>
      <text:p text:style-name="P6"/>
      <text:p text:style-name="P13">int<text:tab/>Abs (int z)<text:tab/>{return abs(z);} </text:p>
      <text:p text:style-name="P13">long<text:tab/>Abs (long z)<text:tab/>{return labs(z);}</text:p>
      <text:p text:style-name="P13">double<text:tab/>Abs (double z)<text:tab/>{return fabs(z);}</text:p>
      <text:p text:style-name="P13"><draw:frame draw:style-name="fr1" draw:name="Rahmen4" text:anchor-type="paragraph" svg:x="2.5862in" svg:y="0.1244in" svg:width="4.0902in" draw:z-index="2"><draw:text-box fo:min-height="3.289in"><text:p text:style-name="P15">#include &lt;iostream&gt;</text:p><text:p text:style-name="P15">#include &lt;cstdlib&gt;</text:p><text:p text:style-name="P15">#include &lt;cmath&gt;</text:p><text:p text:style-name="P15"/><text:p text:style-name="P15">using namespace std;</text:p><text:p text:style-name="P15"/><text:p text:style-name="P15">namespace beck</text:p><text:p text:style-name="P15">{</text:p><text:p text:style-name="P15">int<text:tab/>abs (int z)<text:tab/>{return abs(z);} </text:p><text:p text:style-name="P15">long<text:tab/>abs (long z)<text:tab/>{return labs(z);}</text:p><text:p text:style-name="P15">double<text:tab/>abs (double z)<text:tab/>{return fabs(z);}</text:p><text:p text:style-name="P15">}</text:p><text:p text:style-name="P15"/><text:p text:style-name="P15">int main()</text:p><text:p text:style-name="P15">{</text:p><text:p text:style-name="P15"><text:s text:c="2"/>double d=-123.5;</text:p><text:p text:style-name="P15"><text:s text:c="2"/>cout &lt;&lt; "Double:" &lt;&lt;beck::abs(d)&lt;&lt;endl;</text:p><text:p text:style-name="P15">}</text:p></draw:text-box></draw:frame></text:p>
      <text:p text:style-name="P15"/>
      <text:p text:style-name="P13"/>
      <text:list xml:id="list6401087688182272075" text:style-name="L11">
        <text:list-header>
          <text:p text:style-name="P38"/>
        </text:list-header>
        <text:list-item>
          <text:p text:style-name="P38">Auch durch die Anzahl der Parameter einer Funktion können überladene Funktionen ebenfalls unterschieden werden.</text:p>
        </text:list-item>
      </text:list>
      <text:p text:style-name="P6"/>
      <text:p text:style-name="P13">int Max (int a, int b)</text:p>
      <text:p text:style-name="P13">{</text:p>
      <text:p text:style-name="P13"><text:s text:c="2"/>return (a&gt;b?a:b);</text:p>
      <text:p text:style-name="P13">}</text:p>
      <text:p text:style-name="P13"/>
      <text:p text:style-name="P13">int Max (int a, int b, int c)</text:p>
      <text:p text:style-name="P13">{</text:p>
      <text:p text:style-name="P13"><text:s text:c="2"/>return Max(Max(a,b),c);</text:p>
      <text:p text:style-name="P13">}</text:p>
      <text:p text:style-name="P13"/>
      <text:p text:style-name="P13">int main()</text:p>
      <text:p text:style-name="P13">{</text:p>
      <text:p text:style-name="P13"><text:s text:c="2"/>cout &lt;&lt; Max(47,11)&lt;&lt;endl;</text:p>
      <text:p text:style-name="P13"><text:s text:c="2"/>cout &lt;&lt; Max(5, 9, 2)&lt;&lt; endl;</text:p>
      <text:p text:style-name="P13"><text:s text:c="2"/>return 0;</text:p>
      <text:p text:style-name="P13">}</text:p>
      <text:p text:style-name="P6"/>
      <text:list xml:id="list1538978624559641910" text:style-name="L12">
        <text:list-item>
          <text:p text:style-name="P39">Es ist zu beachten, dass durch Standardargumente und überladene Funktionen der Compiler immer in der Lage sein muss, genau eine zutreffende Funktion zu ermitteln.</text:p>
        </text:list-item>
      </text:list>
      <text:p text:style-name="P6"><text:soft-page-break/></text:p>
      <text:p text:style-name="P13">int f1(int i, int j=3);</text:p>
      <text:p text:style-name="P13">int f1(int i);</text:p>
      <text:p text:style-name="P13"/>
      <text:list xml:id="list2366931266395958472" text:style-name="L13">
        <text:list-item>
          <text:p text:style-name="P40">Beide Funktionen können mit einem int-Argument aufgerufen werden. Der Compiler erzeugt eine Fehlermeldung.</text:p>
        </text:list-item>
      </text:list>
      <text:p text:style-name="P6"/>
      <text:p text:style-name="P6"/>
      <text:p text:style-name="P4">Inlinefunktionen</text:p>
      <text:p text:style-name="P6"/>
      <text:list xml:id="list1746355906098176062" text:style-name="L14">
        <text:list-item>
          <text:p text:style-name="P41">Der Compiler versucht, den Code einer Inlinefunktion ähnlich dem eines Macros an der Stelle des Aufrufes einzufügen.</text:p>
        </text:list-item>
        <text:list-item>
          <text:p text:style-name="P41">Der Compiler führt dabei die entsprechenden Typprüfungen <text:s/>durch.</text:p>
        </text:list-item>
        <text:list-item>
          <text:p text:style-name="P41">Funktionen, die als inline Funktionen behandelt werden können, werden durch das Schlüsselwort <text:span text:style-name="T6">inline</text:span> gekennzeichnet.</text:p>
        </text:list-item>
        <text:list-item>
          <text:p text:style-name="P41">Innehalb von Klassen können Funktionen auch implizit als Inlinefunktionen behandelt werden.</text:p>
        </text:list-item>
      </text:list>
      <text:p text:style-name="P6"/>
      <text:p text:style-name="P4">Typisierte Konstanten</text:p>
      <text:p text:style-name="P6"/>
      <text:list xml:id="list570247144974588807" text:style-name="L15">
        <text:list-item>
          <text:p text:style-name="P42">Das Schlüsselwort <text:s/><text:span text:style-name="T6">const </text:span>dient der Vereinbarung von Konstanten</text:p>
        </text:list-item>
        <text:list-item>
          <text:p text:style-name="P42">eine mit <text:s text:c="2"/><text:span text:style-name="T6">const </text:span>vereinbarte Konstante darf überall stehen, wo ein Direktwert oder eine Konstante erwartet wird.</text:p>
        </text:list-item>
        <text:list-item>
          <text:p text:style-name="P42">Eine mit <text:s/><text:span text:style-name="T6">const </text:span><text:s/>vereinbarte Konstante wird wie eine Variable definiert, muss aber immer initialisiert werden.</text:p>
        </text:list-item>
      </text:list>
      <text:p text:style-name="P6"/>
      <text:p text:style-name="P13">void main()</text:p>
      <text:p text:style-name="P13">{</text:p>
      <text:p text:style-name="P13"><text:s text:c="2"/>const int N=5;</text:p>
      <text:p text:style-name="P13"><text:s text:c="2"/>char vC[N];</text:p>
      <text:p text:style-name="P13"><text:s text:c="2"/>cout &lt;&lt; "size of vC:<text:span text:style-name="T7"> </text:span>" &lt;&lt; sizeof vC &lt;&lt; endl;</text:p>
      <text:p text:style-name="P13">}</text:p>
      <text:list xml:id="list4964054970539894794" text:style-name="L16">
        <text:list-header>
          <text:p text:style-name="P43"/>
        </text:list-header>
        <text:list-item>
          <text:p text:style-name="P43"><text:span text:style-name="T6">const</text:span> Definitionen <text:s/>sind genauso wie Variable für symbolische Debugger zugänglich</text:p>
        </text:list-item>
        <text:list-item>
          <text:p text:style-name="P43">mit <text:span text:style-name="T6">const</text:span> vereinbarte Konstanten sind in der Verwendung sicher, weil der Compiler Typ- und Syntaxprüfungen durchführen kann.</text:p>
        </text:list-item>
      </text:list>
      <text:p text:style-name="P6"/>
      <text:p text:style-name="P4"><text:span text:style-name="T6">const </text:span>in Verbindung mit Pointern </text:p>
      <text:p text:style-name="P6"/>
      <text:list xml:id="list4437255797430531688" text:style-name="L17">
        <text:list-item>
          <text:p text:style-name="P44"><text:span text:style-name="T6">const </text:span>vor dem Typ eines Pointers definiert einen Pointer auf einen Wert, der nicht überschrieben werden darf.</text:p>
        </text:list-item>
        <text:list-item>
          <text:p text:style-name="P44"><text:span text:style-name="T6">const</text:span> nach dem Typ eines Pointers definiert einen Pointer, der nicht modifiziert werden kann</text:p>
        </text:list-item>
        <text:list-item>
          <text:p text:style-name="P44">Beides kann kombiniert werden, es wird dann ein konstanter Pointer auf einen konstanten Wert definiert.</text:p>
        </text:list-item>
        <text:list-item>
          <text:p text:style-name="P44">Besonders in Parameterlisten ist const in Verbindung mit Pointern von Bedeutung, es <text:soft-page-break/>ist möglich, die über Pointer übergebenen Werte vor einem Überschreiben zu schützen.</text:p>
        </text:list-item>
      </text:list>
      <text:p text:style-name="P6"/>
      <text:p text:style-name="P13">const int* const allesConst=&amp;i;</text:p>
      <text:p text:style-name="P13"/>
      <text:p text:style-name="P13">char * const pC = MyBuf; <text:tab/>// konstanter Pointer</text:p>
      <text:p text:style-name="P13">*pC='A';<text:tab/><text:tab/><text:tab/>// ok</text:p>
      <text:p text:style-name="P13">pC=YourBuf;<text:tab/><text:tab/><text:tab/>// Fehler</text:p>
      <text:p text:style-name="P13"/>
      <text:p text:style-name="P13">const char * pC =MyBuf;<text:tab/><text:tab/>// Pointer auf Konstante</text:p>
      <text:p text:style-name="P13">*pC='A';<text:tab/><text:tab/><text:tab/>// Fehler</text:p>
      <text:p text:style-name="P13">PC=YourBuf;<text:tab/><text:tab/><text:tab/>// ok;</text:p>
      <text:p text:style-name="P13"/>
      <text:list xml:id="list2120429451541228744" text:style-name="L18">
        <text:list-item>
          <text:p text:style-name="P45">Einem Pointer auf eine Konstante kann auch die Adresse einer Variablen zugewiesen werden, diese kann über den Pointer jedoch nicht verändert werden.</text:p>
        </text:list-item>
        <text:list-item>
          <text:p text:style-name="P45">Anders herum geht das jedoch nicht. Ein Pointer auf eine Konstante kann nicht einer gewöhnlichen Pointervariablen zugewiesen werden.</text:p>
        </text:list-item>
      </text:list>
      <text:p text:style-name="P6"/>
      <text:p text:style-name="P6">Beispiele:</text:p>
      <text:p text:style-name="P13">const double * zk;</text:p>
      <text:p text:style-name="P13">double d;</text:p>
      <text:p text:style-name="P13">zk = &amp;d;</text:p>
      <text:p text:style-name="P13">d = 3.14159;<text:tab/>// ok</text:p>
      <text:p text:style-name="P13">*zk = 3.14159;<text:tab/>// Fehler</text:p>
      <text:p text:style-name="P25"/>
      <text:p text:style-name="P13"/>
      <text:p text:style-name="P13">int i;</text:p>
      <text:p text:style-name="P13">const int iz;<text:tab/><text:tab/>//Fehler</text:p>
      <text:p text:style-name="P13">const int *zik;</text:p>
      <text:p text:style-name="P13">int * const kzi;<text:tab/>//Fehler</text:p>
      <text:p text:style-name="P13">const int* const kzik;<text:tab/>//Fehler</text:p>
      <text:p text:style-name="P13"/>
      <text:p text:style-name="P13">int j='a';</text:p>
      <text:p text:style-name="P13">const int jk = j;</text:p>
      <text:p text:style-name="P13">const int* zjk=&amp;jk;</text:p>
      <text:p text:style-name="P13">int * const kzj = &amp;j;</text:p>
      <text:p text:style-name="P13">const int* const kzjk = &amp;jk;</text:p>
      <text:p text:style-name="P13"/>
      <text:p text:style-name="P13">j <text:s text:c="2"/>= jk;</text:p>
      <text:p text:style-name="P13">zjk = &amp;jk;</text:p>
      <text:p text:style-name="P13">kzj = zjk;<text:tab/><text:tab/>//Fehler</text:p>
      <text:p text:style-name="P13">zjk = kzjk;</text:p>
      <text:p text:style-name="P13">kzjk= &amp;jk;<text:tab/><text:tab/>//Fehler</text:p>
      <text:p text:style-name="P13">jk <text:s/>= *kzjk;<text:tab/><text:tab/>//Fehler</text:p>
      <text:p text:style-name="P6"/>
      <text:p text:style-name="P4">Scope Operator ::</text:p>
      <text:list xml:id="list8113587132726981932" text:style-name="L19">
        <text:list-item>
          <text:p text:style-name="P46">Bei gleichnamigen <text:s/>lokalen und externen Variablen gestattet der Operator :: den Zugriff auf die externe Variable gleichen Namens</text:p>
        </text:list-item>
        <text:list-item>
          <text:p text:style-name="P46">Ein Zugriff auf überdeckte Objekte in umgebenden Blöcken ist nicht möglich</text:p>
        </text:list-item>
        <text:list-item>
          <text:p text:style-name="P46"><text:soft-page-break/>Findet auch Anwendung zur Qualifizierung mit Namespaces</text:p>
          <text:p text:style-name="P46"/>
        </text:list-item>
      </text:list>
      <text:p text:style-name="P13">int amount=123;</text:p>
      <text:p text:style-name="P13">void main()</text:p>
      <text:p text:style-name="P13">{</text:p>
      <text:p text:style-name="P13"><text:s text:c="2"/>int amount=456;</text:p>
      <text:p text:style-name="P13"><text:s text:c="2"/>cout&lt;&lt; "extern Amount"&lt;&lt;::amount&lt;&lt;endl;</text:p>
      <text:p text:style-name="P13"><text:s text:c="2"/>cout&lt;&lt; "local <text:s/>Amount"&lt;&lt; <text:s/>amount&lt;&lt;endl;</text:p>
      <text:p text:style-name="P13">}</text:p>
      <text:p text:style-name="P4"><text:bookmark-start text:name="__DdeLink__1570_835151368"/>Einbinden von C Code</text:p>
      <text:p text:style-name="P6"/>
      <text:list xml:id="list7155765617547376127" text:style-name="L20">
        <text:list-item>
          <text:p text:style-name="P47">Headerfiles von C Code Programmteilen müssen gesondert gekennzeichnet werden.</text:p>
        </text:list-item>
      </text:list>
      <text:p text:style-name="P9"/>
      <text:p text:style-name="P9">extern "C" {</text:p>
      <text:p text:style-name="P9"><text:s/>. . . </text:p>
      <text:p text:style-name="P9">}<text:bookmark-end text:name="__DdeLink__1570_835151368"/></text:p>
      <text:p text:style-name="P54">Referenzen</text:p>
      <text:p text:style-name="P6"/>
      <text:list xml:id="list1942882332973353896" text:style-name="L21">
        <text:list-item>
          <text:p text:style-name="P48">Eine Referenz stellt einen neuen Zugang zu einem bereits existierenden Objekt dar.</text:p>
        </text:list-item>
        <text:list-item>
          <text:p text:style-name="P48">Hat das bereits existierende Objekt einen Namen, stellt die Referenz gewissermaßen ein Synonym zu diesem Namen dar.</text:p>
        </text:list-item>
        <text:list-item>
          <text:p text:style-name="P48">Eine Referenz repräsentiert den LValue eines Objektes. Bei der Verwendung wird es aber in der gleichen Weise, wie das Objekt selbst behandelt.</text:p>
          <text:p text:style-name="P48"/>
          <text:p text:style-name="P53">Person <text:s/>DrJekyll;</text:p>
          <text:p text:style-name="P53">Person&amp; MrHyde <text:s/>=DrJekyll;</text:p>
          <text:p text:style-name="P53"/>
        </text:list-item>
        <text:list-item>
          <text:p text:style-name="P48">Es existiert nur ein Objekt Person, es kann aber unter beiden Namen DrJekyll und MrHyde verwendet werden.</text:p>
        </text:list-item>
        <text:list-item>
          <text:p text:style-name="P48">Änderungen, die unter dem Namen DrJekyll vorgenommern wurden, sind auch in dem Objekt unter dem Namen MrHyde wirksam, weil nur ein Objekt existiert.</text:p>
        </text:list-item>
        <text:list-item>
          <text:p text:style-name="P48">Ein Pointer ist ein Datenobjekt (Typ/Adresse/Inhalt); eine Referenz ist dies nicht, hat keinen eigenen Speicher.</text:p>
        </text:list-item>
        <text:list-item>
          <text:p text:style-name="P48">Eine Referenz wird durch ein dem Typnamen nachgestelltes &amp; vereinbart.</text:p>
        </text:list-item>
        <text:list-item>
          <text:p text:style-name="P48">Eine Refenez wird grundsätzlich initialisiert (verbunden) mit einem bereits existierenden Objekt.</text:p>
          <text:p text:style-name="P48">Ausnahmen:</text:p>
          <text:list>
            <text:list-item>
              <text:p text:style-name="P48">Externvereinbarung, die Initialisierung erfolgt in einem anderen Modul</text:p>
            </text:list-item>
            <text:list-item>
              <text:p text:style-name="P48">Referenz ist ein Classmember und wird im Construktor initialisiert</text:p>
            </text:list-item>
            <text:list-item>
              <text:p text:style-name="P48">Referenz ist Parameter einer Funktion und wird beim Funktionsaufruf initialisiert</text:p>
            </text:list-item>
            <text:list-item>
              <text:p text:style-name="P48">Referenz ist Returnwert einer Funktion und wird durch die return Anweisung initialisiert</text:p>
            </text:list-item>
          </text:list>
        </text:list-item>
      </text:list>
      <text:list xml:id="list1107969762625415443" text:style-name="L22">
        <text:list-item>
          <text:p text:style-name="P49">Eine Referenz <text:s/>der const vorangestellt wurde, kann ein nicht const Objekt referenzieren. Jedoch kann das Objekt über die Referenz nicht modifiziert werden.</text:p>
        </text:list-item>
        <text:list-item>
          <text:p text:style-name="P49">Ein const Objekt kann nur durch eine const Referenz referenziert werden, anderenfalls gibt es einen Compilerfehler.</text:p>
        </text:list-item>
      </text:list>
      <text:p text:style-name="P6"/>
      <text:p text:style-name="P6">Beispiel:</text:p>
      <text:p text:style-name="P6"/>
      <text:p text:style-name="P13">void main()</text:p>
      <text:p text:style-name="P13">{</text:p>
      <text:p text:style-name="P13"><text:s text:c="2"/>int actInt=123;</text:p>
      <text:p text:style-name="P13"><text:s text:c="2"/>int&amp; other=actInt;</text:p>
      <text:p text:style-name="P13"/>
      <text:p text:style-name="P13"><text:s text:c="2"/>cout &lt;&lt; actInt &lt;&lt; endl;</text:p>
      <text:p text:style-name="P13"><text:s text:c="2"/>cout &lt;&lt; other <text:s/>&lt;&lt; endl;</text:p>
      <text:p text:style-name="P13"/>
      <text:p text:style-name="P13"><text:s text:c="2"/>other ++;</text:p>
      <text:p text:style-name="P13"><text:s text:c="2"/>cout &lt;&lt; actInt &lt;&lt; endl;</text:p>
      <text:p text:style-name="P13"><text:s text:c="2"/>cout &lt;&lt; other <text:s/>&lt;&lt; endl;</text:p>
      <text:p text:style-name="P13"/>
      <text:p text:style-name="P13"><text:s text:c="2"/>actInt++;</text:p>
      <text:p text:style-name="P13"><text:s text:c="2"/>cout &lt;&lt; actInt &lt;&lt; endl;</text:p>
      <text:p text:style-name="P13"><text:soft-page-break/><text:s text:c="2"/>cout &lt;&lt; other <text:s/>&lt;&lt; endl;</text:p>
      <text:p text:style-name="P13">}</text:p>
      <text:p text:style-name="P13"/>
      <text:p text:style-name="P6"/>
      <text:p text:style-name="P6"/>
      <text:p text:style-name="P6">Referenzen und Pointer</text:p>
      <text:p text:style-name="P6"/>
      <text:list xml:id="list3790571993940042376" text:style-name="L23">
        <text:list-item>
          <text:p text:style-name="P50">Mit Referenzen kann man nicht rechnen, man kann sie nicht manipulieren.</text:p>
        </text:list-item>
        <text:list-item>
          <text:p text:style-name="P50">Man kann keine Zeiger auf Referenzen einrichten</text:p>
        </text:list-item>
        <text:list-item>
          <text:p text:style-name="P50">Man kann Referenzen nicht vergleichen, es wird immer das referenzierte Objekt verglichen</text:p>
        </text:list-item>
        <text:list-item>
          <text:p text:style-name="P50">Man kann Referenzen nicht zuweisen</text:p>
        </text:list-item>
        <text:list-item>
          <text:p text:style-name="P50">Man kann Referenzen nicht modifizieren</text:p>
        </text:list-item>
        <text:list-item>
          <text:p text:style-name="P50">Eine Referenz hat keinen eigen Speicher zur Laufzeit, somit auch keine eigene Adresse.</text:p>
        </text:list-item>
      </text:list>
      <text:p text:style-name="P6"/>
      <text:p text:style-name="P7">Referenzen als Funktionsparameter</text:p>
      <text:p text:style-name="P6"/>
      <text:list xml:id="list8832450842865105213" text:style-name="L24">
        <text:list-item>
          <text:p text:style-name="P51">Zusätzlich zu den Möglichkeiten in C können in C++ Parameter als Referenz übergeben werden.</text:p>
        </text:list-item>
        <text:list-item>
          <text:p text:style-name="P51">Bei der Übergabe eines Parameters als Referenz wird der L Value der referenzierten Variablen übergeben.</text:p>
        </text:list-item>
        <text:list-item>
          <text:p text:style-name="P51">Die Referenz hat dabei einen anderen Geltungsbereich als die referenzierte Variable.</text:p>
        </text:list-item>
        <text:list-item>
          <text:p text:style-name="P51">Parameter, die über Referenzen übergeben werden, sollten aus der aufgerufenen Funktion heraus nicht geändert werden, dies sollte konventionell über Pointer geschehen, weil man dem Funktionsaufruf nicht ansieht, daß die Funktion die als Argument übergebenen Werte ändern kann.</text:p>
        </text:list-item>
        <text:list-item>
          <text:p text:style-name="P51">Referenzparameter sollten deshalb in Verbindung mit const übergeben <text:s/>werden.</text:p>
        </text:list-item>
      </text:list>
      <text:p text:style-name="P6"/>
      <text:p text:style-name="P15">#include &lt;iostream&gt;</text:p>
      <text:p text:style-name="P15"/>
      <text:p text:style-name="P15">using namespace std;</text:p>
      <text:p text:style-name="P15"/>
      <text:p text:style-name="P15">struct s</text:p>
      <text:p text:style-name="P15">{</text:p>
      <text:p text:style-name="P15"><text:s text:c="2"/>int Num;</text:p>
      <text:p text:style-name="P15"><text:s text:c="2"/>char text[1000];</text:p>
      <text:p text:style-name="P15">};</text:p>
      <text:p text:style-name="P15"/>
      <text:p text:style-name="P15">s so = {123,"Das ist ein Text"};</text:p>
      <text:p text:style-name="P15"/>
      <text:p text:style-name="P15">void valFunc(s value)</text:p>
      <text:p text:style-name="P15">{</text:p>
      <text:p text:style-name="P15"><text:s text:c="2"/>cout &lt;&lt; value.Num &lt;&lt; endl;</text:p>
      <text:p text:style-name="P15"><text:s text:c="2"/>cout &lt;&lt; value.text&lt;&lt; endl;</text:p>
      <text:p text:style-name="P15"><text:s text:c="2"/>cout &lt;&lt; "Parametersize:" &lt;&lt; sizeof(value)&lt;&lt; endl;</text:p>
      <text:p text:style-name="P15"><text:s text:c="2"/>value.Num=1;</text:p>
      <text:p text:style-name="P15"><text:s text:c="2"/>cout &lt;&lt; "Num neu:" &lt;&lt;value.Num &lt;&lt; endl;</text:p>
      <text:p text:style-name="P15">}</text:p>
      <text:p text:style-name="P15"/>
      <text:p text:style-name="P15"><text:soft-page-break/>void ptrFunc(s* ptrVal)</text:p>
      <text:p text:style-name="P15">{</text:p>
      <text:p text:style-name="P15"><text:s text:c="2"/>cout &lt;&lt; ptrVal-&gt;Num &lt;&lt; endl;</text:p>
      <text:p text:style-name="P15"><text:s text:c="2"/>cout &lt;&lt; ptrVal-&gt;text&lt;&lt; endl;</text:p>
      <text:p text:style-name="P15"><text:s text:c="2"/>cout &lt;&lt; "Parametersize:" &lt;&lt; sizeof(ptrVal)&lt;&lt; endl;</text:p>
      <text:p text:style-name="P15"><text:s text:c="2"/>ptrVal-&gt;Num=2;</text:p>
      <text:p text:style-name="P15"><text:s text:c="2"/>cout &lt;&lt; "Num neu:" &lt;&lt;ptrVal-&gt;Num &lt;&lt; endl;</text:p>
      <text:p text:style-name="P15">}</text:p>
      <text:p text:style-name="P15"/>
      <text:p text:style-name="P15">void refFunc(s&amp; refVal)</text:p>
      <text:p text:style-name="P15">{</text:p>
      <text:p text:style-name="P15"><text:s text:c="2"/>cout &lt;&lt; refVal.Num &lt;&lt; endl;</text:p>
      <text:p text:style-name="P15"><text:s text:c="2"/>cout &lt;&lt; refVal.text&lt;&lt; endl;</text:p>
      <text:p text:style-name="P15"><text:s text:c="2"/>cout &lt;&lt; "Parametersize:" &lt;&lt; sizeof(refVal)&lt;&lt; endl;</text:p>
      <text:p text:style-name="P15"><text:s text:c="2"/>refVal.Num=3;</text:p>
      <text:p text:style-name="P15"><text:s text:c="2"/>cout &lt;&lt; "Num neu:" &lt;&lt;refVal.Num &lt;&lt; endl;</text:p>
      <text:p text:style-name="P15">}</text:p>
      <text:p text:style-name="P15"/>
      <text:p text:style-name="P15">int main()</text:p>
      <text:p text:style-name="P15">{</text:p>
      <text:p text:style-name="P15"><text:s text:c="2"/>valFunc( so);</text:p>
      <text:p text:style-name="P15"><text:s text:c="2"/>cout &lt;&lt; "Num main:" &lt;&lt;so.Num &lt;&lt; endl;</text:p>
      <text:p text:style-name="P15"><text:s text:c="2"/>ptrFunc(&amp;so);</text:p>
      <text:p text:style-name="P15"><text:s text:c="2"/>cout &lt;&lt; "Num main:" &lt;&lt;so.Num &lt;&lt; endl;</text:p>
      <text:p text:style-name="P15"><text:s text:c="2"/>refFunc( so);</text:p>
      <text:p text:style-name="P15"><text:s text:c="2"/>cout &lt;&lt; "Num main:" &lt;&lt;so.Num &lt;&lt; endl;</text:p>
      <text:p text:style-name="P15"><text:s text:c="2"/>return 0;</text:p>
      <text:p text:style-name="P15">}</text:p>
      <text:p text:style-name="P13"/>
      <text:p text:style-name="P7">Referenzen als Funktionsrückgabewerte</text:p>
      <text:p text:style-name="P6"/>
      <text:list xml:id="list6757501666875979565" text:style-name="L25">
        <text:list-item>
          <text:p text:style-name="P52">Besondere Bedeutung haben Referenzen für Funktionsrückgabewerte.</text:p>
        </text:list-item>
        <text:list-item>
          <text:p text:style-name="P52">Zu beachten ist, daß keine Referenzen auf lokale Objekte der Funktion <text:s/>zurückgegeben werden. </text:p>
        </text:list-item>
        <text:list-item>
          <text:p text:style-name="P52">Der Returnwert ist ein L Value.</text:p>
        </text:list-item>
      </text:list>
      <text:p text:style-name="P6"/>
      <text:p text:style-name="P13">int myNum=0;</text:p>
      <text:p text:style-name="P13"/>
      <text:p text:style-name="P13">int &amp; num()</text:p>
      <text:p text:style-name="P13">{</text:p>
      <text:p text:style-name="P13"><text:s text:c="2"/>return myNum;</text:p>
      <text:p text:style-name="P13">}</text:p>
      <text:p text:style-name="P13"/>
      <text:p text:style-name="P13">void main()</text:p>
      <text:p text:style-name="P13">{</text:p>
      <text:p text:style-name="P13"><text:s text:c="2"/>int i;</text:p>
      <text:p text:style-name="P13"><text:s text:c="2"/>i = num();</text:p>
      <text:p text:style-name="P13"><text:s text:c="2"/>num()=5;</text:p>
      <text:p text:style-name="P13"><text:s text:c="2"/>cout &lt;&lt; myNum &lt;&lt; endl;</text:p>
      <text:p text:style-name="P13">}</text:p>
      <text:p text:style-name="P26"/>
      <text:p text:style-name="P6"/>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7">#include &lt;iostream&gt;</text:p>
      <text:p text:style-name="P27">#include &lt;iomanip&gt;</text:p>
      <text:p text:style-name="P27">#include &lt;ios&gt;</text:p>
      <text:p text:style-name="P27"/>
      <text:p text:style-name="P27"><text:span text:style-name="T8">using</text:span> <text:span text:style-name="T8">namespace</text:span> std;</text:p>
      <text:p text:style-name="P27"/>
      <text:p text:style-name="P27"/>
      <text:p text:style-name="P27">int&amp; f(int * vI, int i)</text:p>
      <text:p text:style-name="P27">{</text:p>
      <text:p text:style-name="P27"><text:s text:c="2"/><text:span text:style-name="T8">return</text:span> vI[i];</text:p>
      <text:p text:style-name="P27">}</text:p>
      <text:p text:style-name="P27"/>
      <text:p text:style-name="P27">int main()</text:p>
      <text:p text:style-name="P27">{</text:p>
      <text:p text:style-name="P27"><text:s text:c="2"/>const int n=10;</text:p>
      <text:p text:style-name="P27"><text:s text:c="2"/>int vI[n]={0};</text:p>
      <text:p text:style-name="P27"><text:s text:c="2"/>int vJ[n]={0};</text:p>
      <text:p text:style-name="P27"><text:s text:c="2"/><text:span text:style-name="T8">for</text:span> (int i=0; i&lt;n; i++) vJ[i]=vI[i]=0;</text:p>
      <text:p text:style-name="P27"><text:s text:c="2"/><text:span text:style-name="T8">for</text:span> (int i=0; i&lt;n; i++) cout&lt;&lt;i&lt;&lt;' '&lt;&lt;vI[i]&lt;&lt;' '&lt;&lt;vJ[i]&lt;&lt; endl;</text:p>
      <text:p text:style-name="P27"><text:s text:c="2"/>cout&lt;&lt;endl;</text:p>
      <text:p text:style-name="P27"><text:s text:c="2"/><text:span text:style-name="T8">for</text:span> (int i=0; i&lt;n; i++) f(vI,i)=f(vI,i)=i;</text:p>
      <text:p text:style-name="P27"><text:s text:c="2"/><text:span text:style-name="T8">for</text:span> (int i=0; i&lt;n; i++) cout&lt;&lt;i&lt;&lt;' '&lt;&lt;f(vI,i)&lt;&lt;' '&lt;&lt;f(vI,i)&lt;&lt; endl;</text:p>
      <text:p text:style-name="P27"><text:s text:c="2"/><text:span text:style-name="T8">return</text:span> 0;</text:p>
      <text:p text:style-name="P27">}</text:p>
      <text:p text:style-name="P29"/>
      <text:p text:style-name="P1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Courier" svg:font-family="Courier" style:font-family-generic="modern" style:font-pitch="fixed"/>
    <style:font-face style:name="Cumberland" svg:font-family="Cumberland" style:font-family-generic="modern" style:font-pitch="fixed"/>
    <style:font-face style:name="courier" svg:font-family="courier" style:font-family-generic="modern" style:font-pitch="fixed"/>
    <style:font-face style:name="Albany1" svg:font-family="Albany" style:font-pitch="variable"/>
    <style:font-face style:name="Andale Sans UI" svg:font-family="'Andale Sans UI'" style:font-pitch="variable"/>
    <style:font-face style:name="Lucidasans" svg:font-family="Lucidasans" style:font-pitch="variable"/>
    <style:font-face style:name="Mincho" svg:font-family="Mincho" style:font-pitch="variable"/>
    <style:font-face style:name="URW Gothic L" svg:font-family="'URW Gothic L'" style:font-pitch="variable"/>
    <style:font-face style:name="Thorndale" svg:font-family="Thorndale" style:font-family-generic="roman" style:font-pitch="variable"/>
    <style:font-face style:name="Albany" svg:font-family="Albany" style:font-family-generic="swiss" style:font-pitch="variable"/>
    <style:font-face style:name="Helvetica" svg:font-family="Helvetica" style:font-family-generic="swiss" style:font-pitch="variable"/>
    <style:font-face style:name="helvetica" svg:font-family="helvetica"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de" fo:country="DE" style:font-name-asian="Andale Sans UI"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62in" style:writing-mode="page"/>
      <style:text-properties fo:color="#000000" style:font-name="Thorndale" fo:font-size="12pt" fo:language="de" fo:country="DE"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3" style:display-name="Heading 3" style:family="paragraph" style:parent-style-name="Heading" style:next-style-name="Text_20_body" style:default-outline-level="3" style:class="text">
      <style:text-properties style:font-name="Thorndale" fo:font-family="Thorndale" style:font-family-generic="roman" style:font-pitch="variable" fo:font-size="14pt" fo:font-weight="bold" style:font-name-asian="Andale Sans UI" style:font-family-asian="'Andale Sans UI'" style:font-pitch-asian="variable" style:font-size-asian="14pt" style:font-weight-asian="bold" style:font-name-complex="Lucidasans" style:font-family-complex="Lucidasans" style:font-pitch-complex="variable" style:font-size-complex="14pt" style:font-weight-complex="bold"/>
    </style:style>
    <style:style style:name="Header" style:family="paragraph" style:parent-style-name="Standard" style:class="extra">
      <style:paragraph-properties>
        <style:tab-stops>
          <style:tab-stop style:position="3.3465in" style:type="center"/>
          <style:tab-stop style:position="6.6937in" style:type="right"/>
        </style:tab-stops>
      </style:paragraph-properties>
    </style:style>
    <style:style style:name="Footer" style:family="paragraph" style:parent-style-name="Standard" style:class="extra">
      <style:paragraph-properties>
        <style:tab-stops>
          <style:tab-stop style:position="3.3465in" style:type="center"/>
          <style:tab-stop style:position="6.6937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contextual-spacing="false"/>
      <style:text-properties style:font-name="Cumberland" fo:font-family="Cumberland" style:font-family-generic="modern" style:font-pitch="fixed" fo:font-size="10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master-page-name="Standard"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helvetica"/>
    </style:style>
    <style:style style:name="MP2" style:family="paragraph" style:parent-style-name="Footer">
      <style:text-properties style:font-name="helvetica"/>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1965in" fo:margin-left="0in" fo:margin-right="0in" fo:margin-bottom="0in" fo:border="0.06pt solid #000000" fo:padding="0in" style:shadow="#808080 0.0709in 0.0709in"/>
      </style:header-style>
      <style:footer-style>
        <style:header-footer-properties fo:min-height="0.1965in" fo:margin-left="0in" fo:margin-right="0in" fo:margin-top="0in" fo:border="0.06pt solid #000000" fo:padding="0in" style:shadow="#808080 0.0709in 0.0709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ext:p text:style-name="MP1">C ++ Einführung<text:tab/><text:date style:data-style-name="N30" text:date-value="2016-03-06T07:26:11.433540224">05.03.16</text:date><text:tab/>Seite <text:page-number text:select-page="current">12</text:page-number></text:p>
      </style:header>
      <style:footer>
        <text:p text:style-name="MP2">A. Beck '98</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Arnold Beck</meta:initial-creator>
    <meta:creation-date>1999-03-16T13:28:59</meta:creation-date>
    <dc:date>2016-03-06T07:26:11.359825817</dc:date>
    <meta:printed-by>Arnold Beck</meta:printed-by>
    <meta:print-date>2012-03-12T22:42:10</meta:print-date>
    <dc:language>de-DE</dc:language>
    <meta:editing-cycles>15</meta:editing-cycles>
    <meta:editing-duration>P5DT18H17M1S</meta:editing-duration>
    <meta:document-statistic meta:table-count="2" meta:image-count="0" meta:object-count="0" meta:page-count="15" meta:paragraph-count="478" meta:word-count="2389" meta:character-count="16075" meta:non-whitespace-character-count="13931"/>
    <meta:user-defined meta:name="Info 0"/>
    <meta:user-defined meta:name="Info 1"/>
    <meta:user-defined meta:name="Info 2"/>
    <meta:user-defined meta:name="Info 3"/>
  </office:meta>
</office:document-meta>
</file>